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08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8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covered-table-cell table:style-name="Default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ce7" office:value-type="string" calcext:value-type="string" table:number-columns-spanned="8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covered-table-cell table:style-name="Default"/>
          <table:table-cell table:style-name="ce2" table:number-columns-repeated="2"/>
          <table:table-cell table:style-name="ce2" table:formula="of:=AVERAGE([.L3:.L11])" office:value-type="float" office:value="5062.28571428571" calcext:value-type="float">
            <text:p>5062.2857142857</text:p>
          </table:table-cell>
          <table:table-cell table:style-name="ce2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number-columns-repeated="975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11"/>
          <table:table-cell table:style-name="Default" table:number-columns-repeated="2"/>
          <table:table-cell table:style-name="ce2" office:value-type="float" office:value="3059" calcext:value-type="float">
            <text:p>3059</text:p>
          </table:table-cell>
          <table:table-cell table:style-name="ce2" table:number-columns-repeated="22"/>
          <table:table-cell table:number-columns-repeated="975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occupancy</text:p>
          </table:table-cell>
          <table:table-cell table:style-name="ce2" office:value-type="float" office:value="3516" calcext:value-type="float">
            <text:p>3516</text:p>
          </table:table-cell>
          <table:table-cell table:style-name="ce10"/>
          <table:table-cell table:style-name="ce2" table:number-columns-repeated="6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office:value-type="float" office:value="0.392032" calcext:value-type="float">
            <text:p>0.392032</text:p>
          </table:table-cell>
          <table:table-cell table:style-name="ce2" office:value-type="float" office:value="27.307" calcext:value-type="float">
            <text:p>27.307</text:p>
          </table:table-cell>
          <table:table-cell table:style-name="ce2" office:value-type="float" office:value="19.079" calcext:value-type="float">
            <text:p>19.079</text:p>
          </table:table-cell>
          <table:table-cell table:style-name="ce2" office:value-type="float" office:value="32.304" calcext:value-type="float">
            <text:p>32.304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3.137" calcext:value-type="float">
            <text:p>3.137</text:p>
          </table:table-cell>
          <table:table-cell table:style-name="ce2" office:value-type="float" office:value="2.178" calcext:value-type="float">
            <text:p>2.178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0" office:value-type="float" office:value="5155" calcext:value-type="float">
            <text:p>5155</text:p>
          </table:table-cell>
          <table:table-cell table:style-name="ce2" table:number-columns-repeated="6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ce2" office:value-type="float" office:value="0.811072" calcext:value-type="float">
            <text:p>0.811072</text:p>
          </table:table-cell>
          <table:table-cell table:style-name="ce2" office:value-type="float" office:value="28.084" calcext:value-type="float">
            <text:p>28.084</text:p>
          </table:table-cell>
          <table:table-cell table:style-name="ce2" office:value-type="float" office:value="18.99" calcext:value-type="float">
            <text:p>18.99</text:p>
          </table:table-cell>
          <table:table-cell table:style-name="ce2" office:value-type="float" office:value="31.766" calcext:value-type="float">
            <text:p>31.766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 office:value-type="float" office:value="3.076" calcext:value-type="float">
            <text:p>3.076</text:p>
          </table:table-cell>
          <table:table-cell table:style-name="ce2" office:value-type="float" office:value="2.564" calcext:value-type="float">
            <text:p>2.564</text:p>
          </table:table-cell>
          <table:table-cell table:style-name="Default"/>
          <table:table-cell table:style-name="ce2" office:value-type="string" calcext:value-type="string">
            <text:p>C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0" office:value-type="float" office:value="5726" calcext:value-type="float">
            <text:p>5726</text:p>
          </table:table-cell>
          <table:table-cell table:style-name="ce10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office:value-type="float" office:value="0.55968" calcext:value-type="float">
            <text:p>0.55968</text:p>
          </table:table-cell>
          <table:table-cell table:style-name="ce2" office:value-type="float" office:value="27.405" calcext:value-type="float">
            <text:p>27.405</text:p>
          </table:table-cell>
          <table:table-cell table:style-name="ce2" office:value-type="float" office:value="19.305" calcext:value-type="float">
            <text:p>19.305</text:p>
          </table:table-cell>
          <table:table-cell table:style-name="ce2" office:value-type="float" office:value="32.046" calcext:value-type="float">
            <text:p>32.046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3.428" calcext:value-type="float">
            <text:p>3.428</text:p>
          </table:table-cell>
          <table:table-cell table:style-name="ce2" office:value-type="float" office:value="2.24" calcext:value-type="float">
            <text:p>2.24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0" office:value-type="float" office:value="6184" calcext:value-type="float">
            <text:p>6184</text:p>
          </table:table-cell>
          <table:table-cell table:style-name="ce10"/>
          <table:table-cell table:style-name="ce2" table:number-columns-repeated="5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office:value-type="float" office:value="0.40608" calcext:value-type="float">
            <text:p>0.40608</text:p>
          </table:table-cell>
          <table:table-cell table:style-name="ce2" office:value-type="float" office:value="27.67" calcext:value-type="float">
            <text:p>27.67</text:p>
          </table:table-cell>
          <table:table-cell table:style-name="ce2" office:value-type="float" office:value="19.118" calcext:value-type="float">
            <text:p>19.118</text:p>
          </table:table-cell>
          <table:table-cell table:style-name="ce2" office:value-type="float" office:value="32.087" calcext:value-type="float">
            <text:p>32.087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139" calcext:value-type="float">
            <text:p>3.139</text:p>
          </table:table-cell>
          <table:table-cell table:style-name="ce2" office:value-type="float" office:value="2.401" calcext:value-type="float">
            <text:p>2.401</text:p>
          </table:table-cell>
          <table:table-cell table:style-name="ce2" table:number-columns-repeated="3"/>
          <table:table-cell table:style-name="ce10" office:value-type="float" office:value="5917" calcext:value-type="float">
            <text:p>5917</text:p>
          </table:table-cell>
          <table:table-cell table:style-name="ce10"/>
          <table:table-cell table:style-name="ce2" table:number-columns-repeated="5"/>
          <table:table-cell table:style-name="ce10" table:number-columns-repeated="2"/>
          <table:table-cell table:style-name="ce2" table:number-columns-repeated="5"/>
          <table:table-cell table:style-name="ce10" table:number-columns-repeated="3"/>
          <table:table-cell table:style-name="ce2" table:number-columns-repeated="4"/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2" office:value-type="float" office:value="0.425056" calcext:value-type="float">
            <text:p>0.425056</text:p>
          </table:table-cell>
          <table:table-cell table:style-name="ce2" office:value-type="float" office:value="26.962" calcext:value-type="float">
            <text:p>26.962</text:p>
          </table:table-cell>
          <table:table-cell table:style-name="ce2" office:value-type="float" office:value="19.149" calcext:value-type="float">
            <text:p>19.149</text:p>
          </table:table-cell>
          <table:table-cell table:style-name="ce2" office:value-type="float" office:value="32.054" calcext:value-type="float">
            <text:p>32.054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3.139" calcext:value-type="float">
            <text:p>3.139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table:number-columns-repeated="3"/>
          <table:table-cell table:style-name="ce2" office:value-type="float" office:value="5879" calcext:value-type="float">
            <text:p>5879</text:p>
          </table:table-cell>
          <table:table-cell table:style-name="ce2" table:number-columns-repeated="7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7968" calcext:value-type="float">
            <text:p>0.57968</text:p>
          </table:table-cell>
          <table:table-cell table:style-name="ce2" office:value-type="float" office:value="27.212" calcext:value-type="float">
            <text:p>27.212</text:p>
          </table:table-cell>
          <table:table-cell table:style-name="ce2" office:value-type="float" office:value="18.986" calcext:value-type="float">
            <text:p>18.986</text:p>
          </table:table-cell>
          <table:table-cell table:style-name="ce2" office:value-type="float" office:value="31.698" calcext:value-type="float">
            <text:p>31.698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3.169" calcext:value-type="float">
            <text:p>3.169</text:p>
          </table:table-cell>
          <table:table-cell table:style-name="ce2" office:value-type="float" office:value="2.369" calcext:value-type="float">
            <text:p>2.369</text:p>
          </table:table-cell>
          <table:table-cell table:style-name="Default"/>
          <table:table-cell table:style-name="ce2" table:number-columns-repeated="3"/>
          <table:table-cell table:style-name="ce10"/>
          <table:table-cell table:style-name="ce2" table:number-columns-repeated="14"/>
          <table:table-cell table:style-name="ce10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office:value-type="float" office:value="0.548896" calcext:value-type="float">
            <text:p>0.548896</text:p>
          </table:table-cell>
          <table:table-cell table:style-name="ce10" office:value-type="float" office:value="28.054" calcext:value-type="float">
            <text:p>28.054</text:p>
          </table:table-cell>
          <table:table-cell table:style-name="ce10" office:value-type="float" office:value="19.502" calcext:value-type="float">
            <text:p>19.502</text:p>
          </table:table-cell>
          <table:table-cell table:style-name="ce2" office:value-type="float" office:value="31.862" calcext:value-type="float">
            <text:p>31.862</text:p>
          </table:table-cell>
          <table:table-cell table:style-name="ce2" office:value-type="float" office:value="2.082" calcext:value-type="float">
            <text:p>2.082</text:p>
          </table:table-cell>
          <table:table-cell table:style-name="ce2" office:value-type="float" office:value="3.202" calcext:value-type="float">
            <text:p>3.202</text:p>
          </table:table-cell>
          <table:table-cell table:style-name="ce2" office:value-type="float" office:value="2.338" calcext:value-type="float">
            <text:p>2.338</text:p>
          </table:table-cell>
          <table:table-cell table:style-name="Default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5"/>
        </table:table-row>
        <table:table-row table:style-name="ro1">
          <table:table-cell/>
          <table:table-cell table:style-name="ce2" office:value-type="float" office:value="0.44032" calcext:value-type="float">
            <text:p>0.44032</text:p>
          </table:table-cell>
          <table:table-cell table:style-name="ce2" office:value-type="float" office:value="27.412" calcext:value-type="float">
            <text:p>27.412</text:p>
          </table:table-cell>
          <table:table-cell table:style-name="ce2" office:value-type="float" office:value="19.151" calcext:value-type="float">
            <text:p>19.151</text:p>
          </table:table-cell>
          <table:table-cell table:style-name="ce2" office:value-type="float" office:value="31.83" calcext:value-type="float">
            <text:p>31.83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2.948" calcext:value-type="float">
            <text:p>2.948</text:p>
          </table:table-cell>
          <table:table-cell table:style-name="ce2" office:value-type="float" office:value="2.305" calcext:value-type="float">
            <text:p>2.305</text:p>
          </table:table-cell>
          <table:table-cell table:style-name="Default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5"/>
        </table:table-row>
        <table:table-row table:style-name="ro1">
          <table:table-cell/>
          <table:table-cell table:style-name="ce2" office:value-type="float" office:value="0.577984" calcext:value-type="float">
            <text:p>0.577984</text:p>
          </table:table-cell>
          <table:table-cell table:style-name="ce10" office:value-type="float" office:value="27.309" calcext:value-type="float">
            <text:p>27.309</text:p>
          </table:table-cell>
          <table:table-cell table:style-name="ce10" office:value-type="float" office:value="19.017" calcext:value-type="float">
            <text:p>19.017</text:p>
          </table:table-cell>
          <table:table-cell table:style-name="ce10" office:value-type="float" office:value="32.077" calcext:value-type="float">
            <text:p>32.077</text:p>
          </table:table-cell>
          <table:table-cell table:style-name="ce10" office:value-type="float" office:value="2.081" calcext:value-type="float">
            <text:p>2.081</text:p>
          </table:table-cell>
          <table:table-cell table:style-name="ce10" office:value-type="float" office:value="3.265" calcext:value-type="float">
            <text:p>3.265</text:p>
          </table:table-cell>
          <table:table-cell table:style-name="ce2" office:value-type="float" office:value="2.368" calcext:value-type="float">
            <text:p>2.368</text:p>
          </table:table-cell>
          <table:table-cell table:style-name="ce2" table:number-columns-repeated="4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3"/>
          <table:table-cell table:style-name="ce10"/>
          <table:table-cell table:style-name="ce2" table:number-columns-repeated="2"/>
          <table:table-cell table:number-columns-repeated="975"/>
        </table:table-row>
        <table:table-row table:style-name="ro1">
          <table:table-cell table:style-name="Default"/>
          <table:table-cell office:value-type="float" office:value="0.419648" calcext:value-type="float">
            <text:p>0.419648</text:p>
          </table:table-cell>
          <table:table-cell table:style-name="ce10" office:value-type="float" office:value="27.25" calcext:value-type="float">
            <text:p>27.25</text:p>
          </table:table-cell>
          <table:table-cell table:style-name="ce10" office:value-type="float" office:value="18.861" calcext:value-type="float">
            <text:p>18.86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0" office:value-type="float" office:value="2.081" calcext:value-type="float">
            <text:p>2.081</text:p>
          </table:table-cell>
          <table:table-cell table:style-name="ce10" office:value-type="float" office:value="3.234" calcext:value-type="float">
            <text:p>3.234</text:p>
          </table:table-cell>
          <table:table-cell table:style-name="ce2" office:value-type="float" office:value="2.53" calcext:value-type="float">
            <text:p>2.53</text:p>
          </table:table-cell>
          <table:table-cell table:style-name="Default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office:value-type="float" office:value="0.547424" calcext:value-type="float">
            <text:p>0.547424</text:p>
          </table:table-cell>
          <table:table-cell table:style-name="ce10" office:value-type="float" office:value="27.283" calcext:value-type="float">
            <text:p>27.283</text:p>
          </table:table-cell>
          <table:table-cell table:style-name="ce10" office:value-type="float" office:value="19.088" calcext:value-type="float">
            <text:p>19.088</text:p>
          </table:table-cell>
          <table:table-cell table:style-name="ce10" office:value-type="float" office:value="31.446" calcext:value-type="float">
            <text:p>31.446</text:p>
          </table:table-cell>
          <table:table-cell table:style-name="ce10" office:value-type="float" office:value="2.18" calcext:value-type="float">
            <text:p>2.18</text:p>
          </table:table-cell>
          <table:table-cell table:style-name="ce10" office:value-type="float" office:value="3.044" calcext:value-type="float">
            <text:p>3.044</text:p>
          </table:table-cell>
          <table:table-cell table:style-name="ce10" office:value-type="float" office:value="2.467" calcext:value-type="float">
            <text:p>2.467</text:p>
          </table:table-cell>
          <table:table-cell table:style-name="ce10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office:value-type="float" office:value="0.575264" calcext:value-type="float">
            <text:p>0.575264</text:p>
          </table:table-cell>
          <table:table-cell table:style-name="ce10" office:value-type="float" office:value="27.726" calcext:value-type="float">
            <text:p>27.726</text:p>
          </table:table-cell>
          <table:table-cell table:style-name="ce10" office:value-type="float" office:value="19.082" calcext:value-type="float">
            <text:p>19.082</text:p>
          </table:table-cell>
          <table:table-cell table:style-name="ce10" office:value-type="float" office:value="31.858" calcext:value-type="float">
            <text:p>31.858</text:p>
          </table:table-cell>
          <table:table-cell table:style-name="ce10" office:value-type="float" office:value="2.338" calcext:value-type="float">
            <text:p>2.338</text:p>
          </table:table-cell>
          <table:table-cell table:style-name="ce10" office:value-type="float" office:value="2.85" calcext:value-type="float">
            <text:p>2.85</text:p>
          </table:table-cell>
          <table:table-cell table:style-name="ce10" office:value-type="float" office:value="2.243" calcext:value-type="float">
            <text:p>2.243</text:p>
          </table:table-cell>
          <table:table-cell table:style-name="Default"/>
          <table:table-cell table:style-name="ce2" table:number-columns-repeated="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7"/>
          <table:table-cell table:style-name="ce10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office:value-type="float" office:value="0.4056" calcext:value-type="float">
            <text:p>0.4056</text:p>
          </table:table-cell>
          <table:table-cell table:style-name="ce10" office:value-type="float" office:value="27.468" calcext:value-type="float">
            <text:p>27.468</text:p>
          </table:table-cell>
          <table:table-cell table:style-name="ce10" office:value-type="float" office:value="19.208" calcext:value-type="float">
            <text:p>19.208</text:p>
          </table:table-cell>
          <table:table-cell table:style-name="ce10" office:value-type="float" office:value="32.016" calcext:value-type="float">
            <text:p>32.016</text:p>
          </table:table-cell>
          <table:table-cell table:style-name="ce10" office:value-type="float" office:value="2.208" calcext:value-type="float">
            <text:p>2.208</text:p>
          </table:table-cell>
          <table:table-cell table:style-name="ce10" office:value-type="float" office:value="2.593" calcext:value-type="float">
            <text:p>2.593</text:p>
          </table:table-cell>
          <table:table-cell table:style-name="ce10" office:value-type="float" office:value="2.4" calcext:value-type="float">
            <text:p>2.4</text:p>
          </table:table-cell>
          <table:table-cell table:style-name="Default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 table:number-columns-repeated="2"/>
          <table:table-cell table:style-name="ce2" table:number-columns-repeated="4"/>
          <table:table-cell table:style-name="ce10" table:number-columns-repeated="2"/>
          <table:table-cell table:style-name="ce2"/>
          <table:table-cell table:style-name="ce10"/>
          <table:table-cell table:style-name="ce2" table:number-columns-repeated="3"/>
          <table:table-cell table:style-name="ce10"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13888" calcext:value-type="float">
            <text:p>0.613888</text:p>
          </table:table-cell>
          <table:table-cell table:style-name="ce10" office:value-type="float" office:value="27.213" calcext:value-type="float">
            <text:p>27.213</text:p>
          </table:table-cell>
          <table:table-cell table:style-name="ce10" office:value-type="float" office:value="18.761" calcext:value-type="float">
            <text:p>18.761</text:p>
          </table:table-cell>
          <table:table-cell table:style-name="ce10" office:value-type="float" office:value="32.27" calcext:value-type="float">
            <text:p>32.27</text:p>
          </table:table-cell>
          <table:table-cell table:style-name="ce10" office:value-type="float" office:value="2.402" calcext:value-type="float">
            <text:p>2.402</text:p>
          </table:table-cell>
          <table:table-cell table:style-name="ce10" office:value-type="float" office:value="3.105" calcext:value-type="float">
            <text:p>3.105</text:p>
          </table:table-cell>
          <table:table-cell table:style-name="ce10" office:value-type="float" office:value="2.401" calcext:value-type="float">
            <text:p>2.401</text:p>
          </table:table-cell>
          <table:table-cell table:style-name="ce10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 table:number-columns-repeated="2"/>
          <table:table-cell table:number-columns-repeated="975"/>
        </table:table-row>
        <table:table-row table:style-name="ro1">
          <table:table-cell table:style-name="Default"/>
          <table:table-cell office:value-type="float" office:value="0.39952" calcext:value-type="float">
            <text:p>0.39952</text:p>
          </table:table-cell>
          <table:table-cell table:style-name="ce10" office:value-type="float" office:value="27.088" calcext:value-type="float">
            <text:p>27.088</text:p>
          </table:table-cell>
          <table:table-cell table:style-name="ce10" office:value-type="float" office:value="19.211" calcext:value-type="float">
            <text:p>19.211</text:p>
          </table:table-cell>
          <table:table-cell table:style-name="ce10" office:value-type="float" office:value="31.796" calcext:value-type="float">
            <text:p>31.796</text:p>
          </table:table-cell>
          <table:table-cell table:style-name="ce10" office:value-type="float" office:value="1.955" calcext:value-type="float">
            <text:p>1.955</text:p>
          </table:table-cell>
          <table:table-cell table:style-name="ce10" office:value-type="float" office:value="3.17" calcext:value-type="float">
            <text:p>3.17</text:p>
          </table:table-cell>
          <table:table-cell table:style-name="ce10" office:value-type="float" office:value="2.243" calcext:value-type="float">
            <text:p>2.243</text:p>
          </table:table-cell>
          <table:table-cell table:style-name="Default"/>
          <table:table-cell table:style-name="ce2" table:number-columns-repeated="2"/>
          <table:table-cell table:style-name="ce10" table:number-columns-repeated="2"/>
          <table:table-cell table:style-name="ce2" table:number-columns-repeated="5"/>
          <table:table-cell table:style-name="ce10" table:number-columns-repeated="2"/>
          <table:table-cell table:style-name="ce2" table:number-columns-repeated="5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office:value-type="float" office:value="0.57472" calcext:value-type="float">
            <text:p>0.57472</text:p>
          </table:table-cell>
          <table:table-cell table:style-name="ce2" office:value-type="float" office:value="27.38" calcext:value-type="float">
            <text:p>27.38</text:p>
          </table:table-cell>
          <table:table-cell table:style-name="ce2" office:value-type="float" office:value="18.829" calcext:value-type="float">
            <text:p>18.829</text:p>
          </table:table-cell>
          <table:table-cell table:style-name="ce2" office:value-type="float" office:value="31.734" calcext:value-type="float">
            <text:p>31.734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107" calcext:value-type="float">
            <text:p>3.107</text:p>
          </table:table-cell>
          <table:table-cell table:style-name="ce10" office:value-type="float" office:value="2.531" calcext:value-type="float">
            <text:p>2.531</text:p>
          </table:table-cell>
          <table:table-cell table:style-name="Default"/>
          <table:table-cell table:style-name="ce2" table:number-columns-repeated="3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1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4176" calcext:value-type="float">
            <text:p>0.44176</text:p>
          </table:table-cell>
          <table:table-cell table:style-name="ce2" office:value-type="float" office:value="27.213" calcext:value-type="float">
            <text:p>27.213</text:p>
          </table:table-cell>
          <table:table-cell table:style-name="ce2" office:value-type="float" office:value="19.083" calcext:value-type="float">
            <text:p>19.083</text:p>
          </table:table-cell>
          <table:table-cell table:style-name="ce2" office:value-type="float" office:value="31.439" calcext:value-type="float">
            <text:p>31.439</text:p>
          </table:table-cell>
          <table:table-cell table:style-name="ce2" office:value-type="float" office:value="2.114" calcext:value-type="float">
            <text:p>2.114</text:p>
          </table:table-cell>
          <table:table-cell table:style-name="ce2" office:value-type="float" office:value="3.171" calcext:value-type="float">
            <text:p>3.171</text:p>
          </table:table-cell>
          <table:table-cell table:style-name="ce10" office:value-type="float" office:value="2.53" calcext:value-type="float">
            <text:p>2.53</text:p>
          </table:table-cell>
          <table:table-cell table:style-name="Default"/>
          <table:table-cell table:style-name="ce2" table:number-columns-repeated="5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5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0848" calcext:value-type="float">
            <text:p>0.60848</text:p>
          </table:table-cell>
          <table:table-cell table:style-name="ce2" office:value-type="float" office:value="26.988" calcext:value-type="float">
            <text:p>26.988</text:p>
          </table:table-cell>
          <table:table-cell table:style-name="ce2" office:value-type="float" office:value="19.146" calcext:value-type="float">
            <text:p>19.146</text:p>
          </table:table-cell>
          <table:table-cell table:style-name="ce2" office:value-type="float" office:value="32.272" calcext:value-type="float">
            <text:p>32.272</text:p>
          </table:table-cell>
          <table:table-cell table:style-name="ce2" office:value-type="float" office:value="2.178" calcext:value-type="float">
            <text:p>2.178</text:p>
          </table:table-cell>
          <table:table-cell table:style-name="ce2" office:value-type="float" office:value="3.137" calcext:value-type="float">
            <text:p>3.137</text:p>
          </table:table-cell>
          <table:table-cell table:style-name="ce2" office:value-type="float" office:value="2.272" calcext:value-type="float">
            <text:p>2.272</text:p>
          </table:table-cell>
          <table:table-cell table:style-name="Default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6"/>
          <table:table-cell table:style-name="ce10"/>
          <table:table-cell table:style-name="ce2"/>
          <table:table-cell table:number-columns-repeated="975"/>
        </table:table-row>
        <table:table-row table:style-name="ro1">
          <table:table-cell table:style-name="ce2"/>
          <table:table-cell table:style-name="ce2" office:value-type="float" office:value="0.5584" calcext:value-type="float">
            <text:p>0.5584</text:p>
          </table:table-cell>
          <table:table-cell table:style-name="ce2" office:value-type="float" office:value="27.022" calcext:value-type="float">
            <text:p>27.022</text:p>
          </table:table-cell>
          <table:table-cell table:style-name="ce2" office:value-type="float" office:value="19.337" calcext:value-type="float">
            <text:p>19.337</text:p>
          </table:table-cell>
          <table:table-cell table:style-name="ce2" office:value-type="float" office:value="31.888" calcext:value-type="float">
            <text:p>31.888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3.298" calcext:value-type="float">
            <text:p>3.298</text:p>
          </table:table-cell>
          <table:table-cell office:value-type="float" office:value="2.432" calcext:value-type="float">
            <text:p>2.432</text:p>
          </table:table-cell>
          <table:table-cell table:style-name="Default"/>
          <table:table-cell table:style-name="ce2" table:number-columns-repeated="6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style-name="ce10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ce2" office:value-type="float" office:value="0.5544" calcext:value-type="float">
            <text:p>0.5544</text:p>
          </table:table-cell>
          <table:table-cell table:style-name="ce2" office:value-type="float" office:value="26.996" calcext:value-type="float">
            <text:p>26.996</text:p>
          </table:table-cell>
          <table:table-cell table:style-name="ce2" office:value-type="float" office:value="19.344" calcext:value-type="float">
            <text:p>19.344</text:p>
          </table:table-cell>
          <table:table-cell table:style-name="ce2" office:value-type="float" office:value="32.152" calcext:value-type="float">
            <text:p>32.152</text:p>
          </table:table-cell>
          <table:table-cell table:style-name="ce2" office:value-type="float" office:value="2.497" calcext:value-type="float">
            <text:p>2.497</text:p>
          </table:table-cell>
          <table:table-cell table:style-name="ce2" office:value-type="float" office:value="3.171" calcext:value-type="float">
            <text:p>3.171</text:p>
          </table:table-cell>
          <table:table-cell office:value-type="float" office:value="2.433" calcext:value-type="float">
            <text:p>2.433</text:p>
          </table:table-cell>
          <table:table-cell table:style-name="Default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2"/>
          <table:table-cell table:style-name="ce10" table:number-columns-repeated="6"/>
          <table:table-cell table:style-name="ce2"/>
          <table:table-cell table:style-name="ce10" table:number-columns-repeated="3"/>
          <table:table-cell table:number-columns-repeated="975"/>
        </table:table-row>
        <table:table-row table:style-name="ro1">
          <table:table-cell table:style-name="Default" table:number-columns-repeated="8"/>
          <table:table-cell table:style-name="ce2" table:number-columns-repeated="26"/>
          <table:table-cell table:number-columns-repeated="975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5219952" calcext:value-type="float">
            <text:p>0.5219952</text:p>
          </table:table-cell>
          <table:table-cell table:style-name="ce3" table:formula="of:=AVERAGE([.C5:.C24])/1000" office:value-type="float" office:value="0.0273521" calcext:value-type="float">
            <text:p>0.0273521</text:p>
          </table:table-cell>
          <table:table-cell table:style-name="ce3" table:formula="of:=AVERAGE([.D5:.D24])/1000" office:value-type="float" office:value="0.01911235" calcext:value-type="float">
            <text:p>0.01911235</text:p>
          </table:table-cell>
          <table:table-cell table:style-name="ce3" table:formula="of:=AVERAGE([.E5:.E24])/1000" office:value-type="float" office:value="0.03192925" calcext:value-type="float">
            <text:p>0.03192925</text:p>
          </table:table-cell>
          <table:table-cell table:style-name="ce3" table:formula="of:=AVERAGE([.F5:.F24])/1000" office:value-type="float" office:value="0.0021871" calcext:value-type="float">
            <text:p>0.0021871</text:p>
          </table:table-cell>
          <table:table-cell table:style-name="ce3" table:formula="of:=AVERAGE([.G5:.G24])/1000" office:value-type="float" office:value="0.00311915" calcext:value-type="float">
            <text:p>0.00311915</text:p>
          </table:table-cell>
          <table:table-cell table:style-name="ce3" table:formula="of:=AVERAGE([.H5:.H24])/1000" office:value-type="float" office:value="0.0023743" calcext:value-type="float">
            <text:p>0.0023743</text:p>
          </table:table-cell>
          <table:table-cell table:style-name="Default"/>
          <table:table-cell table:style-name="ce2" table:number-columns-repeated="25"/>
          <table:table-cell table:number-columns-repeated="975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104778042164126" calcext:value-type="float">
            <text:p>0.1047780422</text:p>
          </table:table-cell>
          <table:table-cell table:style-name="ce3" table:formula="of:=STDEV([.C5:.C24])/1000" office:value-type="float" office:value="0.000320975962372656" calcext:value-type="float">
            <text:p>0.000320976</text:p>
          </table:table-cell>
          <table:table-cell table:style-name="ce3" table:formula="of:=STDEV([.D5:.D24])/1000" office:value-type="float" office:value="0.000181568683539054" calcext:value-type="float">
            <text:p>0.0001815687</text:p>
          </table:table-cell>
          <table:table-cell table:style-name="ce3" table:formula="of:=STDEV([.E5:.E24])/1000" office:value-type="float" office:value="0.000245142251935913" calcext:value-type="float">
            <text:p>0.0002451423</text:p>
          </table:table-cell>
          <table:table-cell table:style-name="ce3" table:formula="of:=STDEV([.F5:.F24])/1000" office:value-type="float" office:value="0.000127068112692201" calcext:value-type="float">
            <text:p>0.0001270681</text:p>
          </table:table-cell>
          <table:table-cell table:style-name="ce3" table:formula="of:=STDEV([.G5:.G24])/1000" office:value-type="float" office:value="0.000172748760373342" calcext:value-type="float">
            <text:p>0.0001727488</text:p>
          </table:table-cell>
          <table:table-cell table:style-name="ce3" table:formula="of:=STDEV([.H5:.H24])/1000" office:value-type="float" office:value="0.000115154861405254" calcext:value-type="float">
            <text:p>0.0001151549</text:p>
          </table:table-cell>
          <table:table-cell table:style-name="ce2" table:number-columns-repeated="26"/>
          <table:table-cell table:number-columns-repeated="975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20.0726064462137" calcext:value-type="float">
            <text:p>20.0726064462</text:p>
          </table:table-cell>
          <table:table-cell table:style-name="ce3" table:formula="of:=([.C27]/[.C26])*100" office:value-type="float" office:value="1.17349659577384" calcext:value-type="float">
            <text:p>1.1734965958</text:p>
          </table:table-cell>
          <table:table-cell table:style-name="ce3" table:formula="of:=([.D27]/[.D26])*100" office:value-type="float" office:value="0.950007108173794" calcext:value-type="float">
            <text:p>0.9500071082</text:p>
          </table:table-cell>
          <table:table-cell table:style-name="ce3" table:formula="of:=([.E27]/[.E26])*100" office:value-type="float" office:value="0.767767022200374" calcext:value-type="float">
            <text:p>0.7677670222</text:p>
          </table:table-cell>
          <table:table-cell table:style-name="ce3" table:formula="of:=([.F27]/[.F26])*100" office:value-type="float" office:value="5.80989038874313" calcext:value-type="float">
            <text:p>5.8098903887</text:p>
          </table:table-cell>
          <table:table-cell table:style-name="ce3" table:formula="of:=([.G27]/[.G26])*100" office:value-type="float" office:value="5.53832808211666" calcext:value-type="float">
            <text:p>5.5383280821</text:p>
          </table:table-cell>
          <table:table-cell table:style-name="ce3" table:formula="of:=([.H27]/[.H26])*100" office:value-type="float" office:value="4.85005523334261" calcext:value-type="float">
            <text:p>4.8500552333</text:p>
          </table:table-cell>
          <table:table-cell table:style-name="ce2" table:number-columns-repeated="26"/>
          <table:table-cell table:number-columns-repeated="975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12/([.B26]*10^(-3)))/1000" office:value-type="float" office:value="22.9887171376289" calcext:value-type="float">
            <text:p>22.9887171376</text:p>
          </table:table-cell>
          <table:table-cell table:style-name="ce4" table:formula="of:=(12/([.C26]*10^(-3)))/1000" office:value-type="float" office:value="438.723169336175" calcext:value-type="float">
            <text:p>438.7231693362</text:p>
          </table:table-cell>
          <table:table-cell table:style-name="ce4" table:formula="of:=(12/([.D26]*10^(-3)))/1000" office:value-type="float" office:value="627.866274947874" calcext:value-type="float">
            <text:p>627.8662749479</text:p>
          </table:table-cell>
          <table:table-cell table:style-name="ce4" table:formula="of:=(12/([.E26]*10^(-3)))/1000" office:value-type="float" office:value="375.830938716067" calcext:value-type="float">
            <text:p>375.8309387161</text:p>
          </table:table-cell>
          <table:table-cell table:style-name="ce4" table:formula="of:=(12/([.F26]*10^(-3)))/1000" office:value-type="float" office:value="5486.71757121302" calcext:value-type="float">
            <text:p>5486.717571213</text:p>
          </table:table-cell>
          <table:table-cell table:style-name="ce4" table:formula="of:=(12/([.G26]*10^(-3)))/1000" office:value-type="float" office:value="3847.201962073" calcext:value-type="float">
            <text:p>3847.201962073</text:p>
          </table:table-cell>
          <table:table-cell table:style-name="ce4" table:formula="of:=(12/([.H26]*10^(-3)))/1000" office:value-type="float" office:value="5054.1212146738" calcext:value-type="float">
            <text:p>5054.121214673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5281.16666666667" calcext:value-type="float">
            <text:p>5281.1666666667</text:p>
          </table:table-cell>
          <table:table-cell table:style-name="Default" table:number-columns-repeated="5"/>
          <table:table-cell table:style-name="ce2" table:formula="of:=[.C26]+[.D26]+[.E26]" office:value-type="float" office:value="0.0783937" calcext:value-type="float">
            <text:p>0.0783937</text:p>
          </table:table-cell>
          <table:table-cell table:number-columns-repeated="1001"/>
        </table:table-row>
        <table:table-row table:style-name="ro1">
          <table:table-cell table:number-columns-repeated="1009"/>
        </table:table-row>
        <table:table-row table:style-name="ro1">
          <table:table-cell table:style-name="Default"/>
          <table:table-cell table:style-name="ce6" office:value-type="string" calcext:value-type="string" table:number-columns-spanned="8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covered-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ce7" office:value-type="string" calcext:value-type="string" table:number-columns-spanned="8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9"/>
          <table:covered-table-cell table:style-name="Default"/>
          <table:table-cell table:number-columns-repeated="1000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11"/>
          <table:table-cell table:style-name="Default"/>
          <table:table-cell table:style-name="Default" office:value-type="string" calcext:value-type="string">
            <text:p>occupancy</text:p>
          </table:table-cell>
          <table:table-cell table:number-columns-repeated="998"/>
        </table:table-row>
        <table:table-row table:style-name="ro1">
          <table:table-cell table:style-name="ce5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float" office:value="0.413184" calcext:value-type="float">
            <text:p>0.413184</text:p>
          </table:table-cell>
          <table:table-cell table:style-name="ce2" office:value-type="float" office:value="50.082" calcext:value-type="float">
            <text:p>50.082</text:p>
          </table:table-cell>
          <table:table-cell table:style-name="ce2" office:value-type="float" office:value="20.143" calcext:value-type="float">
            <text:p>20.143</text:p>
          </table:table-cell>
          <table:table-cell table:style-name="ce2" office:value-type="float" office:value="36.923" calcext:value-type="float">
            <text:p>36.923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594" calcext:value-type="float">
            <text:p>2.594</text:p>
          </table:table-cell>
          <table:table-cell table:style-name="ce2" office:value-type="float" office:value="2.082" calcext:value-type="float">
            <text:p>2.082</text:p>
          </table:table-cell>
          <table:table-cell table:style-name="Default"/>
          <table:table-cell table:style-name="ce2" office:value-type="string" calcext:value-type="string">
            <text:p>CN</text:p>
          </table:table-cell>
          <table:table-cell table:style-name="ce5" office:value-type="percentage" office:value="0.98" calcext:value-type="percentage">
            <text:p>98.00%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float" office:value="0.537696" calcext:value-type="float">
            <text:p>0.537696</text:p>
          </table:table-cell>
          <table:table-cell table:style-name="ce2" office:value-type="float" office:value="50.147" calcext:value-type="float">
            <text:p>50.14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36.857" calcext:value-type="float">
            <text:p>36.857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499" calcext:value-type="float">
            <text:p>2.499</text:p>
          </table:table-cell>
          <table:table-cell table:style-name="Default"/>
          <table:table-cell table:style-name="ce2" office:value-type="string" calcext:value-type="string">
            <text:p>VN</text:p>
          </table:table-cell>
          <table:table-cell table:style-name="ce5" office:value-type="percentage" office:value="0.86" calcext:value-type="percentage">
            <text:p>86.00%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float" office:value="0.4288" calcext:value-type="float">
            <text:p>0.4288</text:p>
          </table:table-cell>
          <table:table-cell table:style-name="ce2" office:value-type="float" office:value="50.241" calcext:value-type="float">
            <text:p>50.241</text:p>
          </table:table-cell>
          <table:table-cell table:style-name="ce2" office:value-type="float" office:value="20.206" calcext:value-type="float">
            <text:p>20.206</text:p>
          </table:table-cell>
          <table:table-cell table:style-name="ce2" office:value-type="float" office:value="37.305" calcext:value-type="float">
            <text:p>37.305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3.428" calcext:value-type="float">
            <text:p>3.428</text:p>
          </table:table-cell>
          <table:table-cell table:style-name="ce2" office:value-type="float" office:value="2.499" calcext:value-type="float">
            <text:p>2.499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5584" calcext:value-type="float">
            <text:p>0.55584</text:p>
          </table:table-cell>
          <table:table-cell table:style-name="ce2" office:value-type="float" office:value="50.531" calcext:value-type="float">
            <text:p>50.531</text:p>
          </table:table-cell>
          <table:table-cell table:style-name="ce2" office:value-type="float" office:value="20.335" calcext:value-type="float">
            <text:p>20.335</text:p>
          </table:table-cell>
          <table:table-cell table:style-name="ce2" office:value-type="float" office:value="36.796" calcext:value-type="float">
            <text:p>36.796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554" calcext:value-type="float">
            <text:p>3.554</text:p>
          </table:table-cell>
          <table:table-cell table:style-name="ce2" office:value-type="float" office:value="2.402" calcext:value-type="float">
            <text:p>2.402</text:p>
          </table:table-cell>
          <table:table-cell table:style-name="Default"/>
          <table:table-cell table:number-columns-repeated="1000"/>
        </table:table-row>
        <table:table-row table:style-name="ro1">
          <table:table-cell/>
          <table:table-cell table:style-name="Default" office:value-type="float" office:value="0.47728" calcext:value-type="float">
            <text:p>0.47728</text:p>
          </table:table-cell>
          <table:table-cell table:style-name="ce2" office:value-type="float" office:value="50.132" calcext:value-type="float">
            <text:p>50.132</text:p>
          </table:table-cell>
          <table:table-cell table:style-name="ce2" office:value-type="float" office:value="20.17" calcext:value-type="float">
            <text:p>20.17</text:p>
          </table:table-cell>
          <table:table-cell table:style-name="ce2" office:value-type="float" office:value="36.912" calcext:value-type="float">
            <text:p>36.912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.041" calcext:value-type="float">
            <text:p>3.041</text:p>
          </table:table-cell>
          <table:table-cell table:style-name="ce2" office:value-type="float" office:value="2.274" calcext:value-type="float">
            <text:p>2.27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6624" calcext:value-type="float">
            <text:p>0.56624</text:p>
          </table:table-cell>
          <table:table-cell table:style-name="ce2" office:value-type="float" office:value="49.813" calcext:value-type="float">
            <text:p>49.813</text:p>
          </table:table-cell>
          <table:table-cell table:style-name="ce2" office:value-type="float" office:value="20.522" calcext:value-type="float">
            <text:p>20.522</text:p>
          </table:table-cell>
          <table:table-cell table:style-name="ce2" office:value-type="float" office:value="37.102" calcext:value-type="float">
            <text:p>37.102</text:p>
          </table:table-cell>
          <table:table-cell table:style-name="ce2" office:value-type="float" office:value="2.657" calcext:value-type="float">
            <text:p>2.657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2.433" calcext:value-type="float">
            <text:p>2.433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60768" calcext:value-type="float">
            <text:p>0.60768</text:p>
          </table:table-cell>
          <table:table-cell table:style-name="ce10" office:value-type="float" office:value="50.072" calcext:value-type="float">
            <text:p>50.072</text:p>
          </table:table-cell>
          <table:table-cell table:style-name="ce10" office:value-type="float" office:value="20.2" calcext:value-type="float">
            <text:p>20.2</text:p>
          </table:table-cell>
          <table:table-cell table:style-name="ce2" office:value-type="float" office:value="36.787" calcext:value-type="float">
            <text:p>36.787</text:p>
          </table:table-cell>
          <table:table-cell table:style-name="ce2" office:value-type="float" office:value="2.178" calcext:value-type="float">
            <text:p>2.178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2.402" calcext:value-type="float">
            <text:p>2.402</text:p>
          </table:table-cell>
          <table:table-cell table:style-name="Default"/>
          <table:table-cell table:number-columns-repeated="1000"/>
        </table:table-row>
        <table:table-row table:style-name="ro1">
          <table:table-cell/>
          <table:table-cell table:style-name="Default" office:value-type="float" office:value="0.5008" calcext:value-type="float">
            <text:p>0.5008</text:p>
          </table:table-cell>
          <table:table-cell table:style-name="ce2" office:value-type="float" office:value="50.274" calcext:value-type="float">
            <text:p>50.274</text:p>
          </table:table-cell>
          <table:table-cell table:style-name="ce2" office:value-type="float" office:value="20.076" calcext:value-type="float">
            <text:p>20.076</text:p>
          </table:table-cell>
          <table:table-cell table:style-name="ce2" office:value-type="float" office:value="36.506" calcext:value-type="float">
            <text:p>36.506</text:p>
          </table:table-cell>
          <table:table-cell table:style-name="ce2" office:value-type="float" office:value="2.306" calcext:value-type="float">
            <text:p>2.306</text:p>
          </table:table-cell>
          <table:table-cell table:style-name="ce2" office:value-type="float" office:value="3.365" calcext:value-type="float">
            <text:p>3.365</text:p>
          </table:table-cell>
          <table:table-cell table:style-name="ce2" office:value-type="float" office:value="2.338" calcext:value-type="float">
            <text:p>2.338</text:p>
          </table:table-cell>
          <table:table-cell table:style-name="Default"/>
          <table:table-cell table:number-columns-repeated="1000"/>
        </table:table-row>
        <table:table-row table:style-name="ro1">
          <table:table-cell/>
          <table:table-cell table:style-name="Default" office:value-type="float" office:value="0.66416" calcext:value-type="float">
            <text:p>0.66416</text:p>
          </table:table-cell>
          <table:table-cell table:style-name="ce10" office:value-type="float" office:value="50.008" calcext:value-type="float">
            <text:p>50.008</text:p>
          </table:table-cell>
          <table:table-cell table:style-name="ce10" office:value-type="float" office:value="20.202" calcext:value-type="float">
            <text:p>20.202</text:p>
          </table:table-cell>
          <table:table-cell table:style-name="ce10" office:value-type="float" office:value="37.106" calcext:value-type="float">
            <text:p>37.106</text:p>
          </table:table-cell>
          <table:table-cell table:style-name="ce10" office:value-type="float" office:value="2.433" calcext:value-type="float">
            <text:p>2.433</text:p>
          </table:table-cell>
          <table:table-cell table:style-name="ce10" office:value-type="float" office:value="2.625" calcext:value-type="float">
            <text:p>2.625</text:p>
          </table:table-cell>
          <table:table-cell table:style-name="ce2" office:value-type="float" office:value="2.594" calcext:value-type="float">
            <text:p>2.59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1424" calcext:value-type="float">
            <text:p>0.41424</text:p>
          </table:table-cell>
          <table:table-cell table:style-name="ce10" office:value-type="float" office:value="49.943" calcext:value-type="float">
            <text:p>49.943</text:p>
          </table:table-cell>
          <table:table-cell table:style-name="ce10" office:value-type="float" office:value="20.105" calcext:value-type="float">
            <text:p>20.105</text:p>
          </table:table-cell>
          <table:table-cell table:style-name="ce10" office:value-type="float" office:value="36.784" calcext:value-type="float">
            <text:p>36.784</text:p>
          </table:table-cell>
          <table:table-cell table:style-name="ce10" office:value-type="float" office:value="2.178" calcext:value-type="float">
            <text:p>2.178</text:p>
          </table:table-cell>
          <table:table-cell table:style-name="ce10" office:value-type="float" office:value="3.073" calcext:value-type="float">
            <text:p>3.073</text:p>
          </table:table-cell>
          <table:table-cell table:style-name="ce2" office:value-type="float" office:value="2.274" calcext:value-type="float">
            <text:p>2.27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45248" calcext:value-type="float">
            <text:p>0.545248</text:p>
          </table:table-cell>
          <table:table-cell table:style-name="ce10" office:value-type="float" office:value="49.829" calcext:value-type="float">
            <text:p>49.829</text:p>
          </table:table-cell>
          <table:table-cell table:style-name="ce10" office:value-type="float" office:value="20.27" calcext:value-type="float">
            <text:p>20.27</text:p>
          </table:table-cell>
          <table:table-cell table:style-name="ce10" office:value-type="float" office:value="37.051" calcext:value-type="float">
            <text:p>37.051</text:p>
          </table:table-cell>
          <table:table-cell table:style-name="ce10" office:value-type="float" office:value="2.497" calcext:value-type="float">
            <text:p>2.497</text:p>
          </table:table-cell>
          <table:table-cell table:style-name="ce10" office:value-type="float" office:value="3.072" calcext:value-type="float">
            <text:p>3.072</text:p>
          </table:table-cell>
          <table:table-cell table:style-name="ce10" office:value-type="float" office:value="2.37" calcext:value-type="float">
            <text:p>2.37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5344" calcext:value-type="float">
            <text:p>0.55344</text:p>
          </table:table-cell>
          <table:table-cell table:style-name="ce10" office:value-type="float" office:value="50.245" calcext:value-type="float">
            <text:p>50.245</text:p>
          </table:table-cell>
          <table:table-cell table:style-name="ce10" office:value-type="float" office:value="20.336" calcext:value-type="float">
            <text:p>20.336</text:p>
          </table:table-cell>
          <table:table-cell table:style-name="ce10" office:value-type="float" office:value="36.953" calcext:value-type="float">
            <text:p>36.953</text:p>
          </table:table-cell>
          <table:table-cell table:style-name="ce10" office:value-type="float" office:value="2.146" calcext:value-type="float">
            <text:p>2.146</text:p>
          </table:table-cell>
          <table:table-cell table:style-name="ce10" office:value-type="float" office:value="3.041" calcext:value-type="float">
            <text:p>3.041</text:p>
          </table:table-cell>
          <table:table-cell table:style-name="ce10" office:value-type="float" office:value="2.176" calcext:value-type="float">
            <text:p>2.176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45824" calcext:value-type="float">
            <text:p>0.545824</text:p>
          </table:table-cell>
          <table:table-cell table:style-name="ce10" office:value-type="float" office:value="50.102" calcext:value-type="float">
            <text:p>50.102</text:p>
          </table:table-cell>
          <table:table-cell table:style-name="ce10" office:value-type="float" office:value="20.169" calcext:value-type="float">
            <text:p>20.169</text:p>
          </table:table-cell>
          <table:table-cell table:style-name="ce10" office:value-type="float" office:value="36.69" calcext:value-type="float">
            <text:p>36.69</text:p>
          </table:table-cell>
          <table:table-cell table:style-name="ce10" office:value-type="float" office:value="2.144" calcext:value-type="float">
            <text:p>2.144</text:p>
          </table:table-cell>
          <table:table-cell table:style-name="ce10" office:value-type="float" office:value="3.072" calcext:value-type="float">
            <text:p>3.072</text:p>
          </table:table-cell>
          <table:table-cell table:style-name="ce10" office:value-type="float" office:value="2.24" calcext:value-type="float">
            <text:p>2.2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3552" calcext:value-type="float">
            <text:p>0.43552</text:p>
          </table:table-cell>
          <table:table-cell table:style-name="ce10" office:value-type="float" office:value="50.295" calcext:value-type="float">
            <text:p>50.295</text:p>
          </table:table-cell>
          <table:table-cell table:style-name="ce10" office:value-type="float" office:value="19.913" calcext:value-type="float">
            <text:p>19.913</text:p>
          </table:table-cell>
          <table:table-cell table:style-name="ce10" office:value-type="float" office:value="36.913" calcext:value-type="float">
            <text:p>36.913</text:p>
          </table:table-cell>
          <table:table-cell table:style-name="ce10" office:value-type="float" office:value="2.209" calcext:value-type="float">
            <text:p>2.209</text:p>
          </table:table-cell>
          <table:table-cell table:style-name="ce10" office:value-type="float" office:value="2.72" calcext:value-type="float">
            <text:p>2.72</text:p>
          </table:table-cell>
          <table:table-cell table:style-name="ce10" office:value-type="float" office:value="2.562" calcext:value-type="float">
            <text:p>2.562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472" calcext:value-type="float">
            <text:p>0.5472</text:p>
          </table:table-cell>
          <table:table-cell table:style-name="ce10" office:value-type="float" office:value="50.104" calcext:value-type="float">
            <text:p>50.104</text:p>
          </table:table-cell>
          <table:table-cell table:style-name="ce10" office:value-type="float" office:value="20.17" calcext:value-type="float">
            <text:p>20.17</text:p>
          </table:table-cell>
          <table:table-cell table:style-name="ce10" office:value-type="float" office:value="36.914" calcext:value-type="float">
            <text:p>36.914</text:p>
          </table:table-cell>
          <table:table-cell table:style-name="ce10" office:value-type="float" office:value="2.112" calcext:value-type="float">
            <text:p>2.112</text:p>
          </table:table-cell>
          <table:table-cell table:style-name="ce10" office:value-type="float" office:value="3.105" calcext:value-type="float">
            <text:p>3.105</text:p>
          </table:table-cell>
          <table:table-cell table:style-name="ce10" office:value-type="float" office:value="2.241" calcext:value-type="float">
            <text:p>2.241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264" calcext:value-type="float">
            <text:p>0.4264</text:p>
          </table:table-cell>
          <table:table-cell table:style-name="ce2" office:value-type="float" office:value="49.72" calcext:value-type="float">
            <text:p>49.72</text:p>
          </table:table-cell>
          <table:table-cell table:style-name="ce2" office:value-type="float" office:value="20.295" calcext:value-type="float">
            <text:p>20.295</text:p>
          </table:table-cell>
          <table:table-cell table:style-name="ce2" office:value-type="float" office:value="36.75" calcext:value-type="float">
            <text:p>36.75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.331" calcext:value-type="float">
            <text:p>3.331</text:p>
          </table:table-cell>
          <table:table-cell table:style-name="ce10" office:value-type="float" office:value="2.464" calcext:value-type="float">
            <text:p>2.46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62016" calcext:value-type="float">
            <text:p>0.62016</text:p>
          </table:table-cell>
          <table:table-cell table:style-name="ce2" office:value-type="float" office:value="49.988" calcext:value-type="float">
            <text:p>49.988</text:p>
          </table:table-cell>
          <table:table-cell table:style-name="ce2" office:value-type="float" office:value="20.366" calcext:value-type="float">
            <text:p>20.366</text:p>
          </table:table-cell>
          <table:table-cell table:style-name="ce2" office:value-type="float" office:value="36.859" calcext:value-type="float">
            <text:p>36.859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3.074" calcext:value-type="float">
            <text:p>3.074</text:p>
          </table:table-cell>
          <table:table-cell table:style-name="ce10" office:value-type="float" office:value="2.304" calcext:value-type="float">
            <text:p>2.30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008" calcext:value-type="float">
            <text:p>0.4008</text:p>
          </table:table-cell>
          <table:table-cell table:style-name="ce2" office:value-type="float" office:value="50.337" calcext:value-type="float">
            <text:p>50.337</text:p>
          </table:table-cell>
          <table:table-cell table:style-name="ce2" office:value-type="float" office:value="20.303" calcext:value-type="float">
            <text:p>20.303</text:p>
          </table:table-cell>
          <table:table-cell table:style-name="ce2" office:value-type="float" office:value="37.014" calcext:value-type="float">
            <text:p>37.014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425" calcext:value-type="float">
            <text:p>3.425</text:p>
          </table:table-cell>
          <table:table-cell table:style-name="ce2" office:value-type="float" office:value="2.177" calcext:value-type="float">
            <text:p>2.177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ce2"/>
          <table:table-cell table:style-name="Default" office:value-type="float" office:value="0.52096" calcext:value-type="float">
            <text:p>0.52096</text:p>
          </table:table-cell>
          <table:table-cell table:style-name="ce2" office:value-type="float" office:value="49.782" calcext:value-type="float">
            <text:p>49.782</text:p>
          </table:table-cell>
          <table:table-cell table:style-name="ce2" office:value-type="float" office:value="20.297" calcext:value-type="float">
            <text:p>20.297</text:p>
          </table:table-cell>
          <table:table-cell table:style-name="ce2" office:value-type="float" office:value="37.074" calcext:value-type="float">
            <text:p>37.074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17" calcext:value-type="float">
            <text:p>3.17</text:p>
          </table:table-cell>
          <table:table-cell office:value-type="float" office:value="2.113" calcext:value-type="float">
            <text:p>2.113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15584" calcext:value-type="float">
            <text:p>0.415584</text:p>
          </table:table-cell>
          <table:table-cell table:style-name="ce2" office:value-type="float" office:value="50.106" calcext:value-type="float">
            <text:p>50.106</text:p>
          </table:table-cell>
          <table:table-cell table:style-name="ce2" office:value-type="float" office:value="20.33" calcext:value-type="float">
            <text:p>20.33</text:p>
          </table:table-cell>
          <table:table-cell table:style-name="ce2" office:value-type="float" office:value="37.043" calcext:value-type="float">
            <text:p>37.043</text:p>
          </table:table-cell>
          <table:table-cell table:style-name="ce2" office:value-type="float" office:value="2.272" calcext:value-type="float">
            <text:p>2.272</text:p>
          </table:table-cell>
          <table:table-cell table:style-name="ce2" office:value-type="float" office:value="3.042" calcext:value-type="float">
            <text:p>3.042</text:p>
          </table:table-cell>
          <table:table-cell office:value-type="float" office:value="2.304" calcext:value-type="float">
            <text:p>2.30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8"/>
          <table:table-cell table:style-name="ce2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5088528" calcext:value-type="float">
            <text:p>0.5088528</text:p>
          </table:table-cell>
          <table:table-cell table:style-name="ce3" table:formula="of:=AVERAGE([.C36:.C55])/1000" office:value-type="float" office:value="0.05008755" calcext:value-type="float">
            <text:p>0.05008755</text:p>
          </table:table-cell>
          <table:table-cell table:style-name="ce3" table:formula="of:=AVERAGE([.D36:.D55])/1000" office:value-type="float" office:value="0.0202404" calcext:value-type="float">
            <text:p>0.0202404</text:p>
          </table:table-cell>
          <table:table-cell table:style-name="ce3" table:formula="of:=AVERAGE([.E36:.E55])/1000" office:value-type="float" office:value="0.03691695" calcext:value-type="float">
            <text:p>0.03691695</text:p>
          </table:table-cell>
          <table:table-cell table:style-name="ce3" table:formula="of:=AVERAGE([.F36:.F55])/1000" office:value-type="float" office:value="0.00222185" calcext:value-type="float">
            <text:p>0.00222185</text:p>
          </table:table-cell>
          <table:table-cell table:style-name="ce3" table:formula="of:=AVERAGE([.G36:.G55])/1000" office:value-type="float" office:value="0.0031201" calcext:value-type="float">
            <text:p>0.0031201</text:p>
          </table:table-cell>
          <table:table-cell table:style-name="ce3" table:formula="of:=AVERAGE([.H36:.H55])/1000" office:value-type="float" office:value="0.0023374" calcext:value-type="float">
            <text:p>0.002337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784826245776062" calcext:value-type="float">
            <text:p>0.0784826246</text:p>
          </table:table-cell>
          <table:table-cell table:style-name="ce3" table:formula="of:=STDEV([.C36:.C55])" office:value-type="float" office:value="0.20512190855299" calcext:value-type="float">
            <text:p>0.2051219086</text:p>
          </table:table-cell>
          <table:table-cell table:style-name="ce3" table:formula="of:=STDEV([.D36:.D55])/1000" office:value-type="float" office:value="0.000133570560891395" calcext:value-type="float">
            <text:p>0.0001335706</text:p>
          </table:table-cell>
          <table:table-cell table:style-name="ce3" table:formula="of:=STDEV([.E36:.E55])/1000" office:value-type="float" office:value="0.00017685780044699" calcext:value-type="float">
            <text:p>0.0001768578</text:p>
          </table:table-cell>
          <table:table-cell table:style-name="ce3" table:formula="of:=STDEV([.F36:.F55])/1000" office:value-type="float" office:value="0.000153889322840184" calcext:value-type="float">
            <text:p>0.0001538893</text:p>
          </table:table-cell>
          <table:table-cell table:style-name="ce3" table:formula="of:=STDEV([.G36:.G55])/1000" office:value-type="float" office:value="0.000259109385557935" calcext:value-type="float">
            <text:p>0.0002591094</text:p>
          </table:table-cell>
          <table:table-cell table:style-name="ce3" table:formula="of:=STDEV([.H36:.H55])/1000" office:value-type="float" office:value="0.000145005771210013" calcext:value-type="float">
            <text:p>0.0001450058</text:p>
          </table:table-cell>
          <table:table-cell table:style-name="ce2"/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5.4234435926473" calcext:value-type="float">
            <text:p>15.4234435926</text:p>
          </table:table-cell>
          <table:table-cell table:style-name="ce3" table:formula="of:=([.C58]/[.C57])*100" office:value-type="float" office:value="409.526735791609" calcext:value-type="float">
            <text:p>409.5267357916</text:p>
          </table:table-cell>
          <table:table-cell table:style-name="ce3" table:formula="of:=([.D58]/[.D57])*100" office:value-type="float" office:value="0.659920559333785" calcext:value-type="float">
            <text:p>0.6599205593</text:p>
          </table:table-cell>
          <table:table-cell table:style-name="ce3" table:formula="of:=([.E58]/[.E57])*100" office:value-type="float" office:value="0.479069371784479" calcext:value-type="float">
            <text:p>0.4790693718</text:p>
          </table:table-cell>
          <table:table-cell table:style-name="ce3" table:formula="of:=([.F58]/[.F57])*100" office:value-type="float" office:value="6.92617966290184" calcext:value-type="float">
            <text:p>6.9261796629</text:p>
          </table:table-cell>
          <table:table-cell table:style-name="ce3" table:formula="of:=([.G58]/[.G57])*100" office:value-type="float" office:value="8.30452182808035" calcext:value-type="float">
            <text:p>8.3045218281</text:p>
          </table:table-cell>
          <table:table-cell table:style-name="ce3" table:formula="of:=([.H58]/[.H57])*100" office:value-type="float" office:value="6.20372085265734" calcext:value-type="float">
            <text:p>6.2037208527</text:p>
          </table:table-cell>
          <table:table-cell table:style-name="ce2"/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14)/([.B57]*10^(-3)))/1000" office:value-type="float" office:value="82.5386044844403" calcext:value-type="float">
            <text:p>82.5386044844</text:p>
          </table:table-cell>
          <table:table-cell table:style-name="ce4" table:formula="of:=((3*14)/([.C57]*10^(-3)))/1000" office:value-type="float" office:value="838.531730939125" calcext:value-type="float">
            <text:p>838.5317309391</text:p>
          </table:table-cell>
          <table:table-cell table:style-name="ce4" table:formula="of:=((3*14)/([.D57]*10^(-3)))/1000" office:value-type="float" office:value="2075.05780518172" calcext:value-type="float">
            <text:p>2075.0578051817</text:p>
          </table:table-cell>
          <table:table-cell table:style-name="ce4" table:formula="of:=((3*14)/([.E57]*10^(-3)))/1000" office:value-type="float" office:value="1137.6887852328" calcext:value-type="float">
            <text:p>1137.6887852328</text:p>
          </table:table-cell>
          <table:table-cell table:style-name="ce4" table:formula="of:=((3*14)/([.F57]*10^(-3)))/1000" office:value-type="float" office:value="18903.166280352" calcext:value-type="float">
            <text:p>18903.166280352</text:p>
          </table:table-cell>
          <table:table-cell table:style-name="ce4" table:formula="of:=((3*14)/([.G57]*10^(-3)))/1000" office:value-type="float" office:value="13461.1070158008" calcext:value-type="float">
            <text:p>13461.1070158008</text:p>
          </table:table-cell>
          <table:table-cell table:style-name="ce4" table:formula="of:=((3*14)/([.H57]*10^(-3)))/1000" office:value-type="float" office:value="17968.6831522204" calcext:value-type="float">
            <text:p>17968.683152220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0.1072449" calcext:value-type="float">
            <text:p>0.1072449</text:p>
          </table:table-cell>
          <table:table-cell table:number-columns-repeated="1001"/>
        </table:table-row>
        <table:table-row table:style-name="ro1">
          <table:table-cell table:number-columns-repeated="1009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01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/>
          <table:table-cell table:number-columns-repeated="1000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 office:value-type="string" calcext:value-type="string">
            <text:p>FB_metrics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5.81024" calcext:value-type="float">
            <text:p>5.81024</text:p>
          </table:table-cell>
          <table:table-cell table:style-name="ce2" office:value-type="float" office:value="3.6372" calcext:value-type="float">
            <text:p>3.6372</text:p>
          </table:table-cell>
          <table:table-cell table:style-name="ce2" office:value-type="float" office:value="1.4356" calcext:value-type="float">
            <text:p>1.4356</text:p>
          </table:table-cell>
          <table:table-cell table:style-name="ce2" office:value-type="float" office:value="646.87" calcext:value-type="float">
            <text:p>646.87</text:p>
          </table:table-cell>
          <table:table-cell table:style-name="ce2" office:value-type="float" office:value="3.298" calcext:value-type="float">
            <text:p>3.298</text:p>
          </table:table-cell>
          <table:table-cell table:style-name="ce2" office:value-type="float" office:value="47.326" calcext:value-type="float">
            <text:p>47.326</text:p>
          </table:table-cell>
          <table:table-cell table:style-name="ce2" office:value-type="float" office:value="77.681" calcext:value-type="float">
            <text:p>77.681</text:p>
          </table:table-cell>
          <table:table-cell table:style-name="ce2" office:value-type="string" calcext:value-type="string">
            <text:p>CN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5.84112" calcext:value-type="float">
            <text:p>5.84112</text:p>
          </table:table-cell>
          <table:table-cell table:style-name="ce2" office:value-type="float" office:value="3.6323" calcext:value-type="float">
            <text:p>3.6323</text:p>
          </table:table-cell>
          <table:table-cell table:style-name="ce2" office:value-type="float" office:value="1.4344" calcext:value-type="float">
            <text:p>1.4344</text:p>
          </table:table-cell>
          <table:table-cell table:style-name="ce2" office:value-type="float" office:value="645.78" calcext:value-type="float">
            <text:p>645.78</text:p>
          </table:table-cell>
          <table:table-cell table:style-name="ce2" office:value-type="float" office:value="3.169" calcext:value-type="float">
            <text:p>3.169</text:p>
          </table:table-cell>
          <table:table-cell table:style-name="ce2" office:value-type="float" office:value="48.767" calcext:value-type="float">
            <text:p>48.767</text:p>
          </table:table-cell>
          <table:table-cell table:style-name="ce2" office:value-type="float" office:value="78.285" calcext:value-type="float">
            <text:p>78.285</text:p>
          </table:table-cell>
          <table:table-cell table:style-name="ce2" office:value-type="string" calcext:value-type="string">
            <text:p>VN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5.80528" calcext:value-type="float">
            <text:p>5.80528</text:p>
          </table:table-cell>
          <table:table-cell table:style-name="ce2" office:value-type="float" office:value="3.8388" calcext:value-type="float">
            <text:p>3.8388</text:p>
          </table:table-cell>
          <table:table-cell table:style-name="ce2" office:value-type="float" office:value="1.437" calcext:value-type="float">
            <text:p>1.437</text:p>
          </table:table-cell>
          <table:table-cell table:style-name="ce2" office:value-type="float" office:value="655.69" calcext:value-type="float">
            <text:p>655.69</text:p>
          </table:table-cell>
          <table:table-cell table:style-name="ce2" office:value-type="float" office:value="3.264" calcext:value-type="float">
            <text:p>3.264</text:p>
          </table:table-cell>
          <table:table-cell table:style-name="ce2" office:value-type="float" office:value="48.339" calcext:value-type="float">
            <text:p>48.339</text:p>
          </table:table-cell>
          <table:table-cell table:style-name="ce2" office:value-type="float" office:value="78.047" calcext:value-type="float">
            <text:p>78.04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" calcext:value-type="float">
            <text:p>5.8</text:p>
          </table:table-cell>
          <table:table-cell table:style-name="ce2" office:value-type="float" office:value="3.647" calcext:value-type="float">
            <text:p>3.647</text:p>
          </table:table-cell>
          <table:table-cell table:style-name="ce2" office:value-type="float" office:value="1.4351" calcext:value-type="float">
            <text:p>1.4351</text:p>
          </table:table-cell>
          <table:table-cell table:style-name="ce2" office:value-type="float" office:value="643.74" calcext:value-type="float">
            <text:p>643.74</text:p>
          </table:table-cell>
          <table:table-cell table:style-name="ce2" office:value-type="float" office:value="3.522" calcext:value-type="float">
            <text:p>3.522</text:p>
          </table:table-cell>
          <table:table-cell table:style-name="ce2" office:value-type="float" office:value="47.441" calcext:value-type="float">
            <text:p>47.441</text:p>
          </table:table-cell>
          <table:table-cell table:style-name="ce2" office:value-type="float" office:value="76.383" calcext:value-type="float">
            <text:p>76.383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5.78848" calcext:value-type="float">
            <text:p>5.78848</text:p>
          </table:table-cell>
          <table:table-cell table:style-name="ce2" office:value-type="float" office:value="3.6425" calcext:value-type="float">
            <text:p>3.6425</text:p>
          </table:table-cell>
          <table:table-cell table:style-name="ce2" office:value-type="float" office:value="1.4403" calcext:value-type="float">
            <text:p>1.4403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3.329" calcext:value-type="float">
            <text:p>3.329</text:p>
          </table:table-cell>
          <table:table-cell table:style-name="ce2" office:value-type="float" office:value="47.582" calcext:value-type="float">
            <text:p>47.582</text:p>
          </table:table-cell>
          <table:table-cell table:style-name="ce2" office:value-type="float" office:value="77.648" calcext:value-type="float">
            <text:p>77.64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1568" calcext:value-type="float">
            <text:p>5.81568</text:p>
          </table:table-cell>
          <table:table-cell table:style-name="ce2" office:value-type="float" office:value="3.6405" calcext:value-type="float">
            <text:p>3.6405</text:p>
          </table:table-cell>
          <table:table-cell table:style-name="ce2" office:value-type="float" office:value="1.4458" calcext:value-type="float">
            <text:p>1.4458</text:p>
          </table:table-cell>
          <table:table-cell table:style-name="ce2" office:value-type="float" office:value="645.98" calcext:value-type="float">
            <text:p>645.98</text:p>
          </table:table-cell>
          <table:table-cell table:style-name="ce2" office:value-type="float" office:value="3.202" calcext:value-type="float">
            <text:p>3.202</text:p>
          </table:table-cell>
          <table:table-cell table:style-name="ce2" office:value-type="float" office:value="48.993" calcext:value-type="float">
            <text:p>48.993</text:p>
          </table:table-cell>
          <table:table-cell table:style-name="ce2" office:value-type="float" office:value="77.456" calcext:value-type="float">
            <text:p>77.45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1344" calcext:value-type="float">
            <text:p>5.81344</text:p>
          </table:table-cell>
          <table:table-cell table:style-name="ce10" office:value-type="float" office:value="3.6368" calcext:value-type="float">
            <text:p>3.6368</text:p>
          </table:table-cell>
          <table:table-cell table:style-name="ce10" office:value-type="float" office:value="1.419" calcext:value-type="float">
            <text:p>1.419</text:p>
          </table:table-cell>
          <table:table-cell table:style-name="ce2" office:value-type="float" office:value="646.33" calcext:value-type="float">
            <text:p>646.33</text:p>
          </table:table-cell>
          <table:table-cell table:style-name="ce2" office:value-type="float" office:value="3.491" calcext:value-type="float">
            <text:p>3.491</text:p>
          </table:table-cell>
          <table:table-cell table:style-name="ce2" office:value-type="float" office:value="48.253" calcext:value-type="float">
            <text:p>48.253</text:p>
          </table:table-cell>
          <table:table-cell table:style-name="ce2" office:value-type="float" office:value="76.69" calcext:value-type="float">
            <text:p>76.69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5.851648" calcext:value-type="float">
            <text:p>5.851648</text:p>
          </table:table-cell>
          <table:table-cell table:style-name="ce2" office:value-type="float" office:value="3.6487" calcext:value-type="float">
            <text:p>3.6487</text:p>
          </table:table-cell>
          <table:table-cell table:style-name="ce2" office:value-type="float" office:value="1.4229" calcext:value-type="float">
            <text:p>1.4229</text:p>
          </table:table-cell>
          <table:table-cell table:style-name="ce2" office:value-type="float" office:value="647.73" calcext:value-type="float">
            <text:p>647.73</text:p>
          </table:table-cell>
          <table:table-cell table:style-name="ce2" office:value-type="float" office:value="3.523" calcext:value-type="float">
            <text:p>3.523</text:p>
          </table:table-cell>
          <table:table-cell table:style-name="ce2" office:value-type="float" office:value="48.034" calcext:value-type="float">
            <text:p>48.034</text:p>
          </table:table-cell>
          <table:table-cell table:style-name="ce2" office:value-type="float" office:value="78.579" calcext:value-type="float">
            <text:p>78.579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5.81152" calcext:value-type="float">
            <text:p>5.81152</text:p>
          </table:table-cell>
          <table:table-cell table:style-name="ce10" office:value-type="float" office:value="3.6205" calcext:value-type="float">
            <text:p>3.6205</text:p>
          </table:table-cell>
          <table:table-cell table:style-name="ce10" office:value-type="float" office:value="1.417" calcext:value-type="float">
            <text:p>1.417</text:p>
          </table:table-cell>
          <table:table-cell table:style-name="ce10" office:value-type="float" office:value="645.43" calcext:value-type="float">
            <text:p>645.43</text:p>
          </table:table-cell>
          <table:table-cell table:style-name="ce10" office:value-type="float" office:value="3.297" calcext:value-type="float">
            <text:p>3.297</text:p>
          </table:table-cell>
          <table:table-cell table:style-name="ce10" office:value-type="float" office:value="48.628" calcext:value-type="float">
            <text:p>48.628</text:p>
          </table:table-cell>
          <table:table-cell table:style-name="ce2" office:value-type="float" office:value="76.413" calcext:value-type="float">
            <text:p>76.41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79408" calcext:value-type="float">
            <text:p>5.79408</text:p>
          </table:table-cell>
          <table:table-cell table:style-name="ce10" office:value-type="float" office:value="3.6477" calcext:value-type="float">
            <text:p>3.6477</text:p>
          </table:table-cell>
          <table:table-cell table:style-name="ce10" office:value-type="float" office:value="1.4552" calcext:value-type="float">
            <text:p>1.4552</text:p>
          </table:table-cell>
          <table:table-cell table:style-name="ce10" office:value-type="float" office:value="643.32" calcext:value-type="float">
            <text:p>643.32</text:p>
          </table:table-cell>
          <table:table-cell table:style-name="ce10" office:value-type="float" office:value="3.491" calcext:value-type="float">
            <text:p>3.491</text:p>
          </table:table-cell>
          <table:table-cell table:style-name="ce10" office:value-type="float" office:value="47.035" calcext:value-type="float">
            <text:p>47.035</text:p>
          </table:table-cell>
          <table:table-cell table:style-name="ce2" office:value-type="float" office:value="77.105" calcext:value-type="float">
            <text:p>77.10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0864" calcext:value-type="float">
            <text:p>5.80864</text:p>
          </table:table-cell>
          <table:table-cell table:style-name="ce10" office:value-type="float" office:value="3.641" calcext:value-type="float">
            <text:p>3.641</text:p>
          </table:table-cell>
          <table:table-cell table:style-name="ce10" office:value-type="float" office:value="1.4263" calcext:value-type="float">
            <text:p>1.4263</text:p>
          </table:table-cell>
          <table:table-cell table:style-name="ce10" office:value-type="float" office:value="644.29" calcext:value-type="float">
            <text:p>644.29</text:p>
          </table:table-cell>
          <table:table-cell table:style-name="ce10" office:value-type="float" office:value="3.201" calcext:value-type="float">
            <text:p>3.201</text:p>
          </table:table-cell>
          <table:table-cell table:style-name="ce10" office:value-type="float" office:value="46.269" calcext:value-type="float">
            <text:p>46.269</text:p>
          </table:table-cell>
          <table:table-cell table:style-name="ce10" office:value-type="float" office:value="78.259" calcext:value-type="float">
            <text:p>78.25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3632" calcext:value-type="float">
            <text:p>5.83632</text:p>
          </table:table-cell>
          <table:table-cell table:style-name="ce10" office:value-type="float" office:value="4.3478" calcext:value-type="float">
            <text:p>4.3478</text:p>
          </table:table-cell>
          <table:table-cell table:style-name="ce10" office:value-type="float" office:value="1.6292" calcext:value-type="float">
            <text:p>1.6292</text:p>
          </table:table-cell>
          <table:table-cell table:style-name="ce10" office:value-type="float" office:value="1018.4" calcext:value-type="float">
            <text:p>1018.4</text:p>
          </table:table-cell>
          <table:table-cell table:style-name="ce10" office:value-type="float" office:value="3.361" calcext:value-type="float">
            <text:p>3.361</text:p>
          </table:table-cell>
          <table:table-cell table:style-name="ce10" office:value-type="float" office:value="48.766" calcext:value-type="float">
            <text:p>48.766</text:p>
          </table:table-cell>
          <table:table-cell table:style-name="ce10" office:value-type="float" office:value="83.188" calcext:value-type="float">
            <text:p>83.18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0976" calcext:value-type="float">
            <text:p>5.80976</text:p>
          </table:table-cell>
          <table:table-cell table:style-name="ce10" office:value-type="float" office:value="3.6509" calcext:value-type="float">
            <text:p>3.6509</text:p>
          </table:table-cell>
          <table:table-cell table:style-name="ce10" office:value-type="float" office:value="1.4273" calcext:value-type="float">
            <text:p>1.4273</text:p>
          </table:table-cell>
          <table:table-cell table:style-name="ce10" office:value-type="float" office:value="645.49" calcext:value-type="float">
            <text:p>645.49</text:p>
          </table:table-cell>
          <table:table-cell table:style-name="ce10" office:value-type="float" office:value="3.361" calcext:value-type="float">
            <text:p>3.361</text:p>
          </table:table-cell>
          <table:table-cell table:style-name="ce10" office:value-type="float" office:value="48.091" calcext:value-type="float">
            <text:p>48.091</text:p>
          </table:table-cell>
          <table:table-cell table:style-name="ce10" office:value-type="float" office:value="76.204" calcext:value-type="float">
            <text:p>76.20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22304" calcext:value-type="float">
            <text:p>5.822304</text:p>
          </table:table-cell>
          <table:table-cell table:style-name="ce10" office:value-type="float" office:value="3.6454" calcext:value-type="float">
            <text:p>3.6454</text:p>
          </table:table-cell>
          <table:table-cell table:style-name="ce10" office:value-type="float" office:value="1.4437" calcext:value-type="float">
            <text:p>1.4437</text:p>
          </table:table-cell>
          <table:table-cell table:style-name="ce10" office:value-type="float" office:value="648.74" calcext:value-type="float">
            <text:p>648.74</text:p>
          </table:table-cell>
          <table:table-cell table:style-name="ce10" office:value-type="float" office:value="3.49" calcext:value-type="float">
            <text:p>3.49</text:p>
          </table:table-cell>
          <table:table-cell table:style-name="ce10" office:value-type="float" office:value="46.202" calcext:value-type="float">
            <text:p>46.202</text:p>
          </table:table-cell>
          <table:table-cell table:style-name="ce10" office:value-type="float" office:value="77.774" calcext:value-type="float">
            <text:p>77.77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79824" calcext:value-type="float">
            <text:p>5.79824</text:p>
          </table:table-cell>
          <table:table-cell table:style-name="ce10" office:value-type="float" office:value="3.6565" calcext:value-type="float">
            <text:p>3.6565</text:p>
          </table:table-cell>
          <table:table-cell table:style-name="ce10" office:value-type="float" office:value="1.423" calcext:value-type="float">
            <text:p>1.423</text:p>
          </table:table-cell>
          <table:table-cell table:style-name="ce10" office:value-type="float" office:value="643.48" calcext:value-type="float">
            <text:p>643.48</text:p>
          </table:table-cell>
          <table:table-cell table:style-name="ce10" office:value-type="float" office:value="3.49" calcext:value-type="float">
            <text:p>3.49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77.685" calcext:value-type="float">
            <text:p>77.68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0896" calcext:value-type="float">
            <text:p>5.80896</text:p>
          </table:table-cell>
          <table:table-cell table:style-name="ce2" office:value-type="float" office:value="3.6484" calcext:value-type="float">
            <text:p>3.6484</text:p>
          </table:table-cell>
          <table:table-cell table:style-name="ce2" office:value-type="float" office:value="1.4267" calcext:value-type="float">
            <text:p>1.4267</text:p>
          </table:table-cell>
          <table:table-cell table:style-name="ce2" office:value-type="float" office:value="647.32" calcext:value-type="float">
            <text:p>647.32</text:p>
          </table:table-cell>
          <table:table-cell table:style-name="ce2" office:value-type="float" office:value="3.426" calcext:value-type="float">
            <text:p>3.426</text:p>
          </table:table-cell>
          <table:table-cell table:style-name="ce2" office:value-type="float" office:value="48.413" calcext:value-type="float">
            <text:p>48.413</text:p>
          </table:table-cell>
          <table:table-cell table:style-name="ce10" office:value-type="float" office:value="78.096" calcext:value-type="float">
            <text:p>78.09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03168" calcext:value-type="float">
            <text:p>5.803168</text:p>
          </table:table-cell>
          <table:table-cell table:style-name="ce2" office:value-type="float" office:value="3.6466" calcext:value-type="float">
            <text:p>3.6466</text:p>
          </table:table-cell>
          <table:table-cell table:style-name="ce2" office:value-type="float" office:value="1.4156" calcext:value-type="float">
            <text:p>1.4156</text:p>
          </table:table-cell>
          <table:table-cell table:style-name="ce2" office:value-type="float" office:value="643.73" calcext:value-type="float">
            <text:p>643.73</text:p>
          </table:table-cell>
          <table:table-cell table:style-name="ce2" office:value-type="float" office:value="4.001" calcext:value-type="float">
            <text:p>4.001</text:p>
          </table:table-cell>
          <table:table-cell table:style-name="ce2" office:value-type="float" office:value="48.466" calcext:value-type="float">
            <text:p>48.466</text:p>
          </table:table-cell>
          <table:table-cell table:style-name="ce10" office:value-type="float" office:value="76.956" calcext:value-type="float">
            <text:p>76.95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03168" calcext:value-type="float">
            <text:p>5.803168</text:p>
          </table:table-cell>
          <table:table-cell table:style-name="ce2" office:value-type="float" office:value="3.645" calcext:value-type="float">
            <text:p>3.645</text:p>
          </table:table-cell>
          <table:table-cell table:style-name="ce2" office:value-type="float" office:value="1.421" calcext:value-type="float">
            <text:p>1.421</text:p>
          </table:table-cell>
          <table:table-cell table:style-name="ce2" office:value-type="float" office:value="645.04" calcext:value-type="float">
            <text:p>645.04</text:p>
          </table:table-cell>
          <table:table-cell table:style-name="ce2" office:value-type="float" office:value="3.522" calcext:value-type="float">
            <text:p>3.522</text:p>
          </table:table-cell>
          <table:table-cell table:style-name="ce2" office:value-type="float" office:value="47.9" calcext:value-type="float">
            <text:p>47.9</text:p>
          </table:table-cell>
          <table:table-cell table:style-name="ce2" office:value-type="float" office:value="77.26" calcext:value-type="float">
            <text:p>77.26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Default" office:value-type="float" office:value="5.7976" calcext:value-type="float">
            <text:p>5.7976</text:p>
          </table:table-cell>
          <table:table-cell table:style-name="ce2" office:value-type="float" office:value="3.6316" calcext:value-type="float">
            <text:p>3.6316</text:p>
          </table:table-cell>
          <table:table-cell table:style-name="ce2" office:value-type="float" office:value="1.4303" calcext:value-type="float">
            <text:p>1.4303</text:p>
          </table:table-cell>
          <table:table-cell table:style-name="ce2" office:value-type="float" office:value="643.67" calcext:value-type="float">
            <text:p>643.67</text:p>
          </table:table-cell>
          <table:table-cell table:style-name="ce2" office:value-type="float" office:value="3.491" calcext:value-type="float">
            <text:p>3.491</text:p>
          </table:table-cell>
          <table:table-cell table:style-name="ce2" office:value-type="float" office:value="48.349" calcext:value-type="float">
            <text:p>48.349</text:p>
          </table:table-cell>
          <table:table-cell office:value-type="float" office:value="77.937" calcext:value-type="float">
            <text:p>77.93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5.80528" calcext:value-type="float">
            <text:p>5.80528</text:p>
          </table:table-cell>
          <table:table-cell table:style-name="ce2" office:value-type="float" office:value="3.6467" calcext:value-type="float">
            <text:p>3.6467</text:p>
          </table:table-cell>
          <table:table-cell table:style-name="ce2" office:value-type="float" office:value="1.4196" calcext:value-type="float">
            <text:p>1.4196</text:p>
          </table:table-cell>
          <table:table-cell table:style-name="ce2" office:value-type="float" office:value="645.74" calcext:value-type="float">
            <text:p>645.74</text:p>
          </table:table-cell>
          <table:table-cell table:style-name="ce2" office:value-type="float" office:value="3.202" calcext:value-type="float">
            <text:p>3.202</text:p>
          </table:table-cell>
          <table:table-cell table:style-name="ce2" office:value-type="float" office:value="48.212" calcext:value-type="float">
            <text:p>48.212</text:p>
          </table:table-cell>
          <table:table-cell office:value-type="float" office:value="77.024" calcext:value-type="float">
            <text:p>77.024</text:p>
          </table:table-cell>
          <table:table-cell table:number-columns-repeated="1001"/>
        </table:table-row>
        <table:table-row table:style-name="ro1"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5.8112464" calcext:value-type="float">
            <text:p>5.8112464</text:p>
          </table:table-cell>
          <table:table-cell table:style-name="ce3" table:formula="of:=AVERAGE([.C66:.C85])" office:value-type="float" office:value="3.687595" calcext:value-type="float">
            <text:p>3.687595</text:p>
          </table:table-cell>
          <table:table-cell table:style-name="ce3" table:formula="of:=AVERAGE([.D66:.D85])" office:value-type="float" office:value="1.44025" calcext:value-type="float">
            <text:p>1.44025</text:p>
          </table:table-cell>
          <table:table-cell table:style-name="ce3" table:formula="of:=AVERAGE([.E66:.E85])/1000" office:value-type="float" office:value="0.6644885" calcext:value-type="float">
            <text:p>0.6644885</text:p>
          </table:table-cell>
          <table:table-cell table:style-name="ce3" table:formula="of:=AVERAGE([.F66:.F85])/1000" office:value-type="float" office:value="0.00340655" calcext:value-type="float">
            <text:p>0.00340655</text:p>
          </table:table-cell>
          <table:table-cell table:style-name="ce3" table:formula="of:=AVERAGE([.G66:.G85])/1000" office:value-type="float" office:value="0.0479533" calcext:value-type="float">
            <text:p>0.0479533</text:p>
          </table:table-cell>
          <table:table-cell table:style-name="ce3" table:formula="of:=AVERAGE([.H66:.H85])/1000" office:value-type="float" office:value="0.0777335" calcext:value-type="float">
            <text:p>0.077733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159143220977703" calcext:value-type="float">
            <text:p>0.0159143221</text:p>
          </table:table-cell>
          <table:table-cell table:style-name="ce3" table:formula="of:=STDEV([.C66:.C85])" office:value-type="float" office:value="0.161655984553945" calcext:value-type="float">
            <text:p>0.1616559846</text:p>
          </table:table-cell>
          <table:table-cell table:style-name="ce3" table:formula="of:=STDEV([.D66:.D85])/1000" office:value-type="float" office:value="0.000045711607416843" calcext:value-type="float">
            <text:p>4.5711607416843E-05</text:p>
          </table:table-cell>
          <table:table-cell table:style-name="ce3" table:formula="of:=STDEV([.E66:.E85])/1000" office:value-type="float" office:value="0.0833493098051807" calcext:value-type="float">
            <text:p>0.0833493098</text:p>
          </table:table-cell>
          <table:table-cell table:style-name="ce3" table:formula="of:=STDEV([.F66:.F85])/1000" office:value-type="float" office:value="0.000187212368855884" calcext:value-type="float">
            <text:p>0.0001872124</text:p>
          </table:table-cell>
          <table:table-cell table:style-name="ce3" table:formula="of:=STDEV([.G66:.G85])/1000" office:value-type="float" office:value="0.000773460038773141" calcext:value-type="float">
            <text:p>0.00077346</text:p>
          </table:table-cell>
          <table:table-cell table:style-name="ce3" table:formula="of:=STDEV([.H66:.H85])/1000" office:value-type="float" office:value="0.00145334193824911" calcext:value-type="float">
            <text:p>0.0014533419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273853851692991" calcext:value-type="float">
            <text:p>0.2738538517</text:p>
          </table:table-cell>
          <table:table-cell table:style-name="ce3" table:formula="of:=([.C88]/[.C87])*100" office:value-type="float" office:value="4.38377816853383" calcext:value-type="float">
            <text:p>4.3837781685</text:p>
          </table:table-cell>
          <table:table-cell table:style-name="ce3" table:formula="of:=([.D88]/[.D87])*100" office:value-type="float" office:value="0.00317386616329408" calcext:value-type="float">
            <text:p>0.0031738662</text:p>
          </table:table-cell>
          <table:table-cell table:style-name="ce3" table:formula="of:=([.E88]/[.E87])*100" office:value-type="float" office:value="12.5433788252439" calcext:value-type="float">
            <text:p>12.5433788252</text:p>
          </table:table-cell>
          <table:table-cell table:style-name="ce3" table:formula="of:=([.F88]/[.F87])*100" office:value-type="float" office:value="5.49565891755248" calcext:value-type="float">
            <text:p>5.4956589176</text:p>
          </table:table-cell>
          <table:table-cell table:style-name="ce3" table:formula="of:=([.G88]/[.G87])*100" office:value-type="float" office:value="1.61294434120934" calcext:value-type="float">
            <text:p>1.6129443412</text:p>
          </table:table-cell>
          <table:table-cell table:style-name="ce3" table:formula="of:=([.H88]/[.H87])*100" office:value-type="float" office:value="1.86964685528004" calcext:value-type="float">
            <text:p>1.8696468553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00)/([.B87]*10^(-3)))/1000" office:value-type="float" office:value="206.496148571501" calcext:value-type="float">
            <text:p>206.4961485715</text:p>
          </table:table-cell>
          <table:table-cell table:style-name="ce4" table:formula="of:=((4*150)/([.C87]*10^(-3)))/1000" office:value-type="float" office:value="162.707672615892" calcext:value-type="float">
            <text:p>162.7076726159</text:p>
          </table:table-cell>
          <table:table-cell table:style-name="ce4" table:formula="of:=((4*150)/([.D87]*10^(-3)))/1000" office:value-type="float" office:value="416.594341260198" calcext:value-type="float">
            <text:p>416.5943412602</text:p>
          </table:table-cell>
          <table:table-cell table:style-name="ce4" table:formula="of:=((4*150)/([.E87]*10^(-3)))/1000" office:value-type="float" office:value="902.950163923078" calcext:value-type="float">
            <text:p>902.9501639231</text:p>
          </table:table-cell>
          <table:table-cell table:style-name="ce4" table:formula="of:=((4*150)/([.F87]*10^(-3)))/1000" office:value-type="float" office:value="176131.276511427" calcext:value-type="float">
            <text:p>176131.276511427</text:p>
          </table:table-cell>
          <table:table-cell table:style-name="ce4" table:formula="of:=((4*150)/([.G87]*10^(-3)))/1000" office:value-type="float" office:value="12512.1733019417" calcext:value-type="float">
            <text:p>12512.1733019417</text:p>
          </table:table-cell>
          <table:table-cell table:style-name="ce4" table:formula="of:=((4*150)/([.H87]*10^(-3)))/1000" office:value-type="float" office:value="7718.67984845659" calcext:value-type="float">
            <text:p>7718.679848456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float" office:value="5.7923335" calcext:value-type="float">
            <text:p>5.7923335</text:p>
          </table:table-cell>
          <table:table-cell table:number-columns-repeated="1001"/>
        </table:table-row>
        <table:table-row table:style-name="ro1">
          <table:table-cell table:number-columns-repeated="1009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01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0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5.425442" calcext:value-type="float">
            <text:p>45.425442</text:p>
          </table:table-cell>
          <table:table-cell table:style-name="ce2" office:value-type="float" office:value="29.935" calcext:value-type="float">
            <text:p>29.935</text:p>
          </table:table-cell>
          <table:table-cell table:style-name="ce2" office:value-type="float" office:value="10.765" calcext:value-type="float">
            <text:p>10.765</text:p>
          </table:table-cell>
          <table:table-cell table:style-name="ce2" office:value-type="float" office:value="4.0388" calcext:value-type="float">
            <text:p>4.0388</text:p>
          </table:table-cell>
          <table:table-cell table:style-name="ce2" office:value-type="float" office:value="7.17" calcext:value-type="float">
            <text:p>7.17</text:p>
          </table:table-cell>
          <table:table-cell table:style-name="ce2" office:value-type="float" office:value="2.7979" calcext:value-type="float">
            <text:p>2.7979</text:p>
          </table:table-cell>
          <table:table-cell table:style-name="ce2" office:value-type="float" office:value="6.9985" calcext:value-type="float">
            <text:p>6.998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6.238434" calcext:value-type="float">
            <text:p>46.238434</text:p>
          </table:table-cell>
          <table:table-cell table:style-name="ce2" office:value-type="float" office:value="28.937" calcext:value-type="float">
            <text:p>28.937</text:p>
          </table:table-cell>
          <table:table-cell table:style-name="ce2" office:value-type="float" office:value="10.767" calcext:value-type="float">
            <text:p>10.767</text:p>
          </table:table-cell>
          <table:table-cell table:style-name="ce2" office:value-type="float" office:value="4.0231" calcext:value-type="float">
            <text:p>4.0231</text:p>
          </table:table-cell>
          <table:table-cell table:style-name="ce2" office:value-type="float" office:value="7.555" calcext:value-type="float">
            <text:p>7.555</text:p>
          </table:table-cell>
          <table:table-cell table:style-name="ce2" office:value-type="float" office:value="2.7197" calcext:value-type="float">
            <text:p>2.7197</text:p>
          </table:table-cell>
          <table:table-cell table:style-name="ce2" office:value-type="float" office:value="6.9147" calcext:value-type="float">
            <text:p>6.914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6.060513" calcext:value-type="float">
            <text:p>46.060513</text:p>
          </table:table-cell>
          <table:table-cell table:style-name="ce2" office:value-type="float" office:value="29.273" calcext:value-type="float">
            <text:p>29.273</text:p>
          </table:table-cell>
          <table:table-cell table:style-name="ce2" office:value-type="float" office:value="10.782" calcext:value-type="float">
            <text:p>10.782</text:p>
          </table:table-cell>
          <table:table-cell table:style-name="ce2" office:value-type="float" office:value="4.0399" calcext:value-type="float">
            <text:p>4.0399</text:p>
          </table:table-cell>
          <table:table-cell table:style-name="ce2" office:value-type="float" office:value="7.556" calcext:value-type="float">
            <text:p>7.556</text:p>
          </table:table-cell>
          <table:table-cell table:style-name="ce2" office:value-type="float" office:value="2.7213" calcext:value-type="float">
            <text:p>2.7213</text:p>
          </table:table-cell>
          <table:table-cell table:style-name="ce2" office:value-type="float" office:value="6.8027" calcext:value-type="float">
            <text:p>6.802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4.484993" calcext:value-type="float">
            <text:p>44.484993</text:p>
          </table:table-cell>
          <table:table-cell table:style-name="ce2" office:value-type="float" office:value="30.62" calcext:value-type="float">
            <text:p>30.62</text:p>
          </table:table-cell>
          <table:table-cell table:style-name="ce2" office:value-type="float" office:value="10.771" calcext:value-type="float">
            <text:p>10.771</text:p>
          </table:table-cell>
          <table:table-cell table:style-name="ce2" office:value-type="float" office:value="4.0313" calcext:value-type="float">
            <text:p>4.0313</text:p>
          </table:table-cell>
          <table:table-cell table:style-name="ce2" office:value-type="float" office:value="7.489" calcext:value-type="float">
            <text:p>7.489</text:p>
          </table:table-cell>
          <table:table-cell table:style-name="ce2" office:value-type="float" office:value="2.7373" calcext:value-type="float">
            <text:p>2.7373</text:p>
          </table:table-cell>
          <table:table-cell table:style-name="ce2" office:value-type="float" office:value="6.9169" calcext:value-type="float">
            <text:p>6.9169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44.754272" calcext:value-type="float">
            <text:p>44.754272</text:p>
          </table:table-cell>
          <table:table-cell table:style-name="ce2" office:value-type="float" office:value="29.25" calcext:value-type="float">
            <text:p>29.25</text:p>
          </table:table-cell>
          <table:table-cell table:style-name="ce2" office:value-type="float" office:value="10.748" calcext:value-type="float">
            <text:p>10.748</text:p>
          </table:table-cell>
          <table:table-cell table:style-name="ce2" office:value-type="float" office:value="4.0286" calcext:value-type="float">
            <text:p>4.0286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2.725" calcext:value-type="float">
            <text:p>2.725</text:p>
          </table:table-cell>
          <table:table-cell table:style-name="ce2" office:value-type="float" office:value="6.9155" calcext:value-type="float">
            <text:p>6.915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4.694817" calcext:value-type="float">
            <text:p>44.694817</text:p>
          </table:table-cell>
          <table:table-cell table:style-name="ce2" office:value-type="float" office:value="31.437" calcext:value-type="float">
            <text:p>31.437</text:p>
          </table:table-cell>
          <table:table-cell table:style-name="ce2" office:value-type="float" office:value="11.402" calcext:value-type="float">
            <text:p>11.402</text:p>
          </table:table-cell>
          <table:table-cell table:style-name="ce2" office:value-type="float" office:value="4.405" calcext:value-type="float">
            <text:p>4.405</text:p>
          </table:table-cell>
          <table:table-cell table:style-name="ce2" office:value-type="float" office:value="7.171" calcext:value-type="float">
            <text:p>7.171</text:p>
          </table:table-cell>
          <table:table-cell table:style-name="ce2" office:value-type="float" office:value="2.7139" calcext:value-type="float">
            <text:p>2.7139</text:p>
          </table:table-cell>
          <table:table-cell table:style-name="ce2" office:value-type="float" office:value="6.8908" calcext:value-type="float">
            <text:p>6.890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5.74128" calcext:value-type="float">
            <text:p>45.74128</text:p>
          </table:table-cell>
          <table:table-cell table:style-name="ce10" office:value-type="float" office:value="31.082" calcext:value-type="float">
            <text:p>31.082</text:p>
          </table:table-cell>
          <table:table-cell table:style-name="ce10" office:value-type="float" office:value="10.762" calcext:value-type="float">
            <text:p>10.762</text:p>
          </table:table-cell>
          <table:table-cell table:style-name="ce2" office:value-type="float" office:value="4.033" calcext:value-type="float">
            <text:p>4.033</text:p>
          </table:table-cell>
          <table:table-cell table:style-name="ce2" office:value-type="float" office:value="7.682" calcext:value-type="float">
            <text:p>7.682</text:p>
          </table:table-cell>
          <table:table-cell table:style-name="ce2" office:value-type="float" office:value="2.7799" calcext:value-type="float">
            <text:p>2.7799</text:p>
          </table:table-cell>
          <table:table-cell table:style-name="ce2" office:value-type="float" office:value="6.9021" calcext:value-type="float">
            <text:p>6.9021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45.011105" calcext:value-type="float">
            <text:p>45.011105</text:p>
          </table:table-cell>
          <table:table-cell table:style-name="ce2" office:value-type="float" office:value="30.019" calcext:value-type="float">
            <text:p>30.019</text:p>
          </table:table-cell>
          <table:table-cell table:style-name="ce2" office:value-type="float" office:value="11.189" calcext:value-type="float">
            <text:p>11.189</text:p>
          </table:table-cell>
          <table:table-cell table:style-name="ce2" office:value-type="float" office:value="4.0325" calcext:value-type="float">
            <text:p>4.0325</text:p>
          </table:table-cell>
          <table:table-cell table:style-name="ce2" office:value-type="float" office:value="8.836" calcext:value-type="float">
            <text:p>8.836</text:p>
          </table:table-cell>
          <table:table-cell table:style-name="ce2" office:value-type="float" office:value="2.676" calcext:value-type="float">
            <text:p>2.676</text:p>
          </table:table-cell>
          <table:table-cell table:style-name="ce2" office:value-type="float" office:value="6.8961" calcext:value-type="float">
            <text:p>6.8961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45.504578" calcext:value-type="float">
            <text:p>45.504578</text:p>
          </table:table-cell>
          <table:table-cell table:style-name="ce10" office:value-type="float" office:value="29.567" calcext:value-type="float">
            <text:p>29.567</text:p>
          </table:table-cell>
          <table:table-cell table:style-name="ce10" office:value-type="float" office:value="10.749" calcext:value-type="float">
            <text:p>10.749</text:p>
          </table:table-cell>
          <table:table-cell table:style-name="ce10" office:value-type="float" office:value="4.0345" calcext:value-type="float">
            <text:p>4.0345</text:p>
          </table:table-cell>
          <table:table-cell table:style-name="ce10" office:value-type="float" office:value="7.745" calcext:value-type="float">
            <text:p>7.745</text:p>
          </table:table-cell>
          <table:table-cell table:style-name="ce10" office:value-type="float" office:value="2.7463" calcext:value-type="float">
            <text:p>2.7463</text:p>
          </table:table-cell>
          <table:table-cell table:style-name="ce2" office:value-type="float" office:value="6.8732" calcext:value-type="float">
            <text:p>6.873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4.860992" calcext:value-type="float">
            <text:p>44.860992</text:p>
          </table:table-cell>
          <table:table-cell table:style-name="ce10" office:value-type="float" office:value="28.93" calcext:value-type="float">
            <text:p>28.93</text:p>
          </table:table-cell>
          <table:table-cell table:style-name="ce10" office:value-type="float" office:value="10.752" calcext:value-type="float">
            <text:p>10.752</text:p>
          </table:table-cell>
          <table:table-cell table:style-name="ce10" office:value-type="float" office:value="4.033" calcext:value-type="float">
            <text:p>4.033</text:p>
          </table:table-cell>
          <table:table-cell table:style-name="ce10" office:value-type="float" office:value="7.459" calcext:value-type="float">
            <text:p>7.459</text:p>
          </table:table-cell>
          <table:table-cell table:style-name="ce10" office:value-type="float" office:value="2.7877" calcext:value-type="float">
            <text:p>2.7877</text:p>
          </table:table-cell>
          <table:table-cell table:style-name="ce2" office:value-type="float" office:value="6.9449" calcext:value-type="float">
            <text:p>6.944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6.024158" calcext:value-type="float">
            <text:p>46.024158</text:p>
          </table:table-cell>
          <table:table-cell table:style-name="ce10" office:value-type="float" office:value="29.244" calcext:value-type="float">
            <text:p>29.244</text:p>
          </table:table-cell>
          <table:table-cell table:style-name="ce10" office:value-type="float" office:value="10.739" calcext:value-type="float">
            <text:p>10.739</text:p>
          </table:table-cell>
          <table:table-cell table:style-name="ce10" office:value-type="float" office:value="4.0314" calcext:value-type="float">
            <text:p>4.0314</text:p>
          </table:table-cell>
          <table:table-cell table:style-name="ce10" office:value-type="float" office:value="7.556" calcext:value-type="float">
            <text:p>7.556</text:p>
          </table:table-cell>
          <table:table-cell table:style-name="ce10" office:value-type="float" office:value="2.7759" calcext:value-type="float">
            <text:p>2.7759</text:p>
          </table:table-cell>
          <table:table-cell table:style-name="ce10" office:value-type="float" office:value="6.8366" calcext:value-type="float">
            <text:p>6.836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4.447521" calcext:value-type="float">
            <text:p>44.447521</text:p>
          </table:table-cell>
          <table:table-cell table:style-name="ce10" office:value-type="float" office:value="29.556" calcext:value-type="float">
            <text:p>29.556</text:p>
          </table:table-cell>
          <table:table-cell table:style-name="ce10" office:value-type="float" office:value="10.781" calcext:value-type="float">
            <text:p>10.781</text:p>
          </table:table-cell>
          <table:table-cell table:style-name="ce10" office:value-type="float" office:value="4.0595" calcext:value-type="float">
            <text:p>4.0595</text:p>
          </table:table-cell>
          <table:table-cell table:style-name="ce10" office:value-type="float" office:value="7.586" calcext:value-type="float">
            <text:p>7.586</text:p>
          </table:table-cell>
          <table:table-cell table:style-name="ce10" office:value-type="float" office:value="2.7348" calcext:value-type="float">
            <text:p>2.7348</text:p>
          </table:table-cell>
          <table:table-cell table:style-name="ce10" office:value-type="float" office:value="6.9041" calcext:value-type="float">
            <text:p>6.904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6.039776" calcext:value-type="float">
            <text:p>46.039776</text:p>
          </table:table-cell>
          <table:table-cell table:style-name="ce10" office:value-type="float" office:value="31.091" calcext:value-type="float">
            <text:p>31.091</text:p>
          </table:table-cell>
          <table:table-cell table:style-name="ce10" office:value-type="float" office:value="10.767" calcext:value-type="float">
            <text:p>10.767</text:p>
          </table:table-cell>
          <table:table-cell table:style-name="ce10" office:value-type="float" office:value="4.0217" calcext:value-type="float">
            <text:p>4.0217</text:p>
          </table:table-cell>
          <table:table-cell table:style-name="ce10" office:value-type="float" office:value="7.84" calcext:value-type="float">
            <text:p>7.84</text:p>
          </table:table-cell>
          <table:table-cell table:style-name="ce10" office:value-type="float" office:value="2.6596" calcext:value-type="float">
            <text:p>2.6596</text:p>
          </table:table-cell>
          <table:table-cell table:style-name="ce10" office:value-type="float" office:value="6.7952" calcext:value-type="float">
            <text:p>6.795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4.435265" calcext:value-type="float">
            <text:p>44.435265</text:p>
          </table:table-cell>
          <table:table-cell table:style-name="ce10" office:value-type="float" office:value="30.74" calcext:value-type="float">
            <text:p>30.74</text:p>
          </table:table-cell>
          <table:table-cell table:style-name="ce10" office:value-type="float" office:value="10.774" calcext:value-type="float">
            <text:p>10.774</text:p>
          </table:table-cell>
          <table:table-cell table:style-name="ce10" office:value-type="float" office:value="4.0393" calcext:value-type="float">
            <text:p>4.0393</text:p>
          </table:table-cell>
          <table:table-cell table:style-name="ce10" office:value-type="float" office:value="8.099" calcext:value-type="float">
            <text:p>8.099</text:p>
          </table:table-cell>
          <table:table-cell table:style-name="ce10" office:value-type="float" office:value="2.6511" calcext:value-type="float">
            <text:p>2.6511</text:p>
          </table:table-cell>
          <table:table-cell table:style-name="ce10" office:value-type="float" office:value="6.7254" calcext:value-type="float">
            <text:p>6.725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5.797184" calcext:value-type="float">
            <text:p>45.797184</text:p>
          </table:table-cell>
          <table:table-cell table:style-name="ce10" office:value-type="float" office:value="28.597" calcext:value-type="float">
            <text:p>28.597</text:p>
          </table:table-cell>
          <table:table-cell table:style-name="ce10" office:value-type="float" office:value="11.276" calcext:value-type="float">
            <text:p>11.276</text:p>
          </table:table-cell>
          <table:table-cell table:style-name="ce10" office:value-type="float" office:value="4.4397" calcext:value-type="float">
            <text:p>4.4397</text:p>
          </table:table-cell>
          <table:table-cell table:style-name="ce10" office:value-type="float" office:value="7.684" calcext:value-type="float">
            <text:p>7.684</text:p>
          </table:table-cell>
          <table:table-cell table:style-name="ce10" office:value-type="float" office:value="2.7535" calcext:value-type="float">
            <text:p>2.7535</text:p>
          </table:table-cell>
          <table:table-cell table:style-name="ce10" office:value-type="float" office:value="6.8097" calcext:value-type="float">
            <text:p>6.809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5.680962" calcext:value-type="float">
            <text:p>45.680962</text:p>
          </table:table-cell>
          <table:table-cell table:style-name="ce2" office:value-type="float" office:value="29.605" calcext:value-type="float">
            <text:p>29.605</text:p>
          </table:table-cell>
          <table:table-cell table:style-name="ce2" office:value-type="float" office:value="10.774" calcext:value-type="float">
            <text:p>10.774</text:p>
          </table:table-cell>
          <table:table-cell table:style-name="ce2" office:value-type="float" office:value="4.0462" calcext:value-type="float">
            <text:p>4.0462</text:p>
          </table:table-cell>
          <table:table-cell table:style-name="ce2" office:value-type="float" office:value="7.458" calcext:value-type="float">
            <text:p>7.458</text:p>
          </table:table-cell>
          <table:table-cell table:style-name="ce2" office:value-type="float" office:value="2.7269" calcext:value-type="float">
            <text:p>2.7269</text:p>
          </table:table-cell>
          <table:table-cell table:style-name="ce10" office:value-type="float" office:value="6.8882" calcext:value-type="float">
            <text:p>6.888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5.461792" calcext:value-type="float">
            <text:p>45.461792</text:p>
          </table:table-cell>
          <table:table-cell table:style-name="ce2" office:value-type="float" office:value="32.059" calcext:value-type="float">
            <text:p>32.059</text:p>
          </table:table-cell>
          <table:table-cell table:style-name="ce2" office:value-type="float" office:value="11.801" calcext:value-type="float">
            <text:p>11.801</text:p>
          </table:table-cell>
          <table:table-cell table:style-name="ce2" office:value-type="float" office:value="4.2966" calcext:value-type="float">
            <text:p>4.2966</text:p>
          </table:table-cell>
          <table:table-cell table:style-name="ce2" office:value-type="float" office:value="6.945" calcext:value-type="float">
            <text:p>6.945</text:p>
          </table:table-cell>
          <table:table-cell table:style-name="ce2" office:value-type="float" office:value="2.7404" calcext:value-type="float">
            <text:p>2.7404</text:p>
          </table:table-cell>
          <table:table-cell table:style-name="ce10" office:value-type="float" office:value="6.7996" calcext:value-type="float">
            <text:p>6.799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6.032001" calcext:value-type="float">
            <text:p>46.032001</text:p>
          </table:table-cell>
          <table:table-cell table:style-name="ce2" office:value-type="float" office:value="31.468" calcext:value-type="float">
            <text:p>31.468</text:p>
          </table:table-cell>
          <table:table-cell table:style-name="ce2" office:value-type="float" office:value="11.559" calcext:value-type="float">
            <text:p>11.559</text:p>
          </table:table-cell>
          <table:table-cell table:style-name="ce2" office:value-type="float" office:value="4.425" calcext:value-type="float">
            <text:p>4.425</text:p>
          </table:table-cell>
          <table:table-cell table:style-name="ce2" office:value-type="float" office:value="7.396" calcext:value-type="float">
            <text:p>7.396</text:p>
          </table:table-cell>
          <table:table-cell table:style-name="ce2" office:value-type="float" office:value="2.658" calcext:value-type="float">
            <text:p>2.658</text:p>
          </table:table-cell>
          <table:table-cell table:style-name="ce2" office:value-type="float" office:value="6.8576" calcext:value-type="float">
            <text:p>6.8576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Default" office:value-type="float" office:value="43.729919" calcext:value-type="float">
            <text:p>43.729919</text:p>
          </table:table-cell>
          <table:table-cell table:style-name="ce2" office:value-type="float" office:value="28.625" calcext:value-type="float">
            <text:p>28.625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4.0259" calcext:value-type="float">
            <text:p>4.0259</text:p>
          </table:table-cell>
          <table:table-cell table:style-name="ce2" office:value-type="float" office:value="7.329" calcext:value-type="float">
            <text:p>7.329</text:p>
          </table:table-cell>
          <table:table-cell table:style-name="ce2" office:value-type="float" office:value="2.7071" calcext:value-type="float">
            <text:p>2.7071</text:p>
          </table:table-cell>
          <table:table-cell office:value-type="float" office:value="6.8958" calcext:value-type="float">
            <text:p>6.895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45.496574" calcext:value-type="float">
            <text:p>45.496574</text:p>
          </table:table-cell>
          <table:table-cell table:style-name="ce2" office:value-type="float" office:value="28.593" calcext:value-type="float">
            <text:p>28.593</text:p>
          </table:table-cell>
          <table:table-cell table:style-name="ce2" office:value-type="float" office:value="10.756" calcext:value-type="float">
            <text:p>10.756</text:p>
          </table:table-cell>
          <table:table-cell table:style-name="ce2" office:value-type="float" office:value="4.039" calcext:value-type="float">
            <text:p>4.039</text:p>
          </table:table-cell>
          <table:table-cell table:style-name="ce2" office:value-type="float" office:value="7.331" calcext:value-type="float">
            <text:p>7.331</text:p>
          </table:table-cell>
          <table:table-cell table:style-name="ce2" office:value-type="float" office:value="2.7443" calcext:value-type="float">
            <text:p>2.7443</text:p>
          </table:table-cell>
          <table:table-cell office:value-type="float" office:value="6.8368" calcext:value-type="float">
            <text:p>6.8368</text:p>
          </table:table-cell>
          <table:table-cell table:number-columns-repeated="1001"/>
        </table:table-row>
        <table:table-row table:style-name="ro1"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45.2960789" calcext:value-type="float">
            <text:p>45.2960789</text:p>
          </table:table-cell>
          <table:table-cell table:style-name="ce3" table:formula="of:=AVERAGE([.C96:.C115])" office:value-type="float" office:value="29.9314" calcext:value-type="float">
            <text:p>29.9314</text:p>
          </table:table-cell>
          <table:table-cell table:style-name="ce3" table:formula="of:=AVERAGE([.D96:.D115])" office:value-type="float" office:value="10.9332" calcext:value-type="float">
            <text:p>10.9332</text:p>
          </table:table-cell>
          <table:table-cell table:style-name="ce3" table:formula="of:=AVERAGE([.E96:.E115])" office:value-type="float" office:value="4.1062" calcext:value-type="float">
            <text:p>4.1062</text:p>
          </table:table-cell>
          <table:table-cell table:style-name="ce3" table:formula="of:=AVERAGE([.F96:.F115])/1000" office:value-type="float" office:value="0.00756735" calcext:value-type="float">
            <text:p>0.00756735</text:p>
          </table:table-cell>
          <table:table-cell table:style-name="ce3" table:formula="of:=AVERAGE([.G96:.G115])" office:value-type="float" office:value="2.72783" calcext:value-type="float">
            <text:p>2.72783</text:p>
          </table:table-cell>
          <table:table-cell table:style-name="ce3" table:formula="of:=AVERAGE([.H96:.H115])" office:value-type="float" office:value="6.87022" calcext:value-type="float">
            <text:p>6.87022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700369046886139" calcext:value-type="float">
            <text:p>0.7003690469</text:p>
          </table:table-cell>
          <table:table-cell table:style-name="ce3" table:formula="of:=STDEV([.C96:.C115])" office:value-type="float" office:value="1.0755589195733" calcext:value-type="float">
            <text:p>1.0755589196</text:p>
          </table:table-cell>
          <table:table-cell table:style-name="ce3" table:formula="of:=STDEV([.D96:.D115])/1000" office:value-type="float" office:value="0.000323389060128085" calcext:value-type="float">
            <text:p>0.0003233891</text:p>
          </table:table-cell>
          <table:table-cell table:style-name="ce3" table:formula="of:=STDEV([.E96:.E115])/1000" office:value-type="float" office:value="0.000148874708890961" calcext:value-type="float">
            <text:p>0.0001488747</text:p>
          </table:table-cell>
          <table:table-cell table:style-name="ce3" table:formula="of:=STDEV([.F96:.F115])/1000" office:value-type="float" office:value="0.000391436258842793" calcext:value-type="float">
            <text:p>0.0003914363</text:p>
          </table:table-cell>
          <table:table-cell table:style-name="ce3" table:formula="of:=STDEV([.G96:.G115])/1000" office:value-type="float" office:value="0.0000422590021552556" calcext:value-type="float">
            <text:p>0.000042259</text:p>
          </table:table-cell>
          <table:table-cell table:style-name="ce3" table:formula="of:=STDEV([.H96:.H115])/1000" office:value-type="float" office:value="0.000062702611378508" calcext:value-type="float">
            <text:p>6.2702611378508E-0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1.5462023731289" calcext:value-type="float">
            <text:p>1.5462023731</text:p>
          </table:table-cell>
          <table:table-cell table:style-name="ce3" table:formula="of:=([.C118]/[.C117])*100" office:value-type="float" office:value="3.59341333707511" calcext:value-type="float">
            <text:p>3.5934133371</text:p>
          </table:table-cell>
          <table:table-cell table:style-name="ce3" table:formula="of:=([.D118]/[.D117])*100" office:value-type="float" office:value="0.00295786284096225" calcext:value-type="float">
            <text:p>0.0029578628</text:p>
          </table:table-cell>
          <table:table-cell table:style-name="ce3" table:formula="of:=([.E118]/[.E117])*100" office:value-type="float" office:value="0.00362560783427405" calcext:value-type="float">
            <text:p>0.0036256078</text:p>
          </table:table-cell>
          <table:table-cell table:style-name="ce3" table:formula="of:=([.F118]/[.F117])*100" office:value-type="float" office:value="5.17269927838402" calcext:value-type="float">
            <text:p>5.1726992784</text:p>
          </table:table-cell>
          <table:table-cell table:style-name="ce3" table:formula="of:=([.G118]/[.G117])*100" office:value-type="float" office:value="0.00154918019653921" calcext:value-type="float">
            <text:p>0.0015491802</text:p>
          </table:table-cell>
          <table:table-cell table:style-name="ce3" table:formula="of:=([.H118]/[.H117])*100" office:value-type="float" office:value="0.000912672540013391" calcext:value-type="float">
            <text:p>0.000912672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620)/([.B117]*10^(-3)))/1000" office:value-type="float" office:value="68.4385950237295" calcext:value-type="float">
            <text:p>68.4385950237</text:p>
          </table:table-cell>
          <table:table-cell table:style-name="ce4" table:formula="of:=((5*310)/([.C117]*10^(-3)))/1000" office:value-type="float" office:value="51.7850818872488" calcext:value-type="float">
            <text:p>51.7850818872</text:p>
          </table:table-cell>
          <table:table-cell table:style-name="ce4" table:formula="of:=((5*310)/([.D117]*10^(-3)))/1000" office:value-type="float" office:value="141.770021585629" calcext:value-type="float">
            <text:p>141.7700215856</text:p>
          </table:table-cell>
          <table:table-cell table:style-name="ce4" table:formula="of:=((5*310)/([.E117]*10^(-3)))/1000" office:value-type="float" office:value="377.47796015781" calcext:value-type="float">
            <text:p>377.4779601578</text:p>
          </table:table-cell>
          <table:table-cell table:style-name="ce4" table:formula="of:=((5*310)/([.F117]*10^(-3)))/1000" office:value-type="float" office:value="204827.317356803" calcext:value-type="float">
            <text:p>204827.317356803</text:p>
          </table:table-cell>
          <table:table-cell table:style-name="ce4" table:formula="of:=((5*310)/([.G117]*10^(-3)))/1000" office:value-type="float" office:value="568.217227613158" calcext:value-type="float">
            <text:p>568.2172276132</text:p>
          </table:table-cell>
          <table:table-cell table:style-name="ce4" table:formula="of:=((5*310)/([.H117]*10^(-3)))/1000" office:value-type="float" office:value="225.611406912733" calcext:value-type="float">
            <text:p>225.611406912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float" office:value="44.9708" calcext:value-type="float">
            <text:p>44.9708</text:p>
          </table:table-cell>
          <table:table-cell table:number-columns-repeated="1001"/>
        </table:table-row>
        <table:table-row table:style-name="ro1" table:number-rows-repeated="1048454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7:41:24.279211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59:09.614850066</meta:creation-date>
    <meta:editing-duration>PT3M56S</meta:editing-duration>
    <meta:editing-cycles>4</meta:editing-cycles>
    <meta:generator>LibreOffice/5.1.6.2$Linux_AARCH64 LibreOffice_project/10m0$Build-2</meta:generator>
    <dc:date>2020-02-20T17:42:05.936341077</dc:date>
    <meta:document-statistic meta:table-count="1" meta:cell-count="759" meta:object-count="0"/>
  </office:meta>
</office:document-meta>
</file>